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ahoma" svg:font-family="Tahoma, 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82cm" table:align="margins" style:shadow="#808080 0.18cm 0.18cm"/>
    </style:style>
    <style:style style:name="Tabelle1.A" style:family="table-column">
      <style:table-column-properties style:column-width="16.82cm" style:rel-column-width="65535*"/>
    </style:style>
    <style:style style:name="Tabelle1.A1" style:family="table-cell">
      <style:table-cell-properties fo:padding="0.097cm" fo:border="0.05pt solid #000000"/>
    </style:style>
    <style:style style:name="Table1" style:family="table">
      <style:table-properties style:width="16.626cm" table:align="margins"/>
    </style:style>
    <style:style style:name="Table1.A" style:family="table-column">
      <style:table-column-properties style:column-width="1.199cm" style:rel-column-width="4727*"/>
    </style:style>
    <style:style style:name="Table1.B" style:family="table-column">
      <style:table-column-properties style:column-width="15.427cm" style:rel-column-width="6080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2" style:family="table">
      <style:table-properties style:width="16.82cm" table:align="margins" style:shadow="#808080 0.18cm 0.18cm"/>
    </style:style>
    <style:style style:name="Tabelle2.A" style:family="table-column">
      <style:table-column-properties style:column-width="16.82cm" style:rel-column-width="65535*"/>
    </style:style>
    <style:style style:name="Tabelle2.A1" style:family="table-cell">
      <style:table-cell-properties fo:padding="0.097cm" fo:border="0.05pt solid #000000"/>
    </style:style>
    <style:style style:name="Tabelle16" style:family="table">
      <style:table-properties style:width="16.626cm" table:align="margins"/>
    </style:style>
    <style:style style:name="Tabelle16.A" style:family="table-column">
      <style:table-column-properties style:column-width="1.199cm" style:rel-column-width="4727*"/>
    </style:style>
    <style:style style:name="Tabelle16.B" style:family="table-column">
      <style:table-column-properties style:column-width="15.427cm" style:rel-column-width="60808*"/>
    </style:style>
    <style:style style:name="Tabelle1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49cm" fo:border="0.05pt solid #000000"/>
    </style:style>
    <style:style style:name="Tabelle16.A2" style:family="table-cell">
      <style:table-cell-properties fo:padding="0.049cm" fo:border-left="0.05pt solid #000000" fo:border-right="none" fo:border-top="none" fo:border-bottom="0.05pt solid #000000"/>
    </style:style>
    <style:style style:name="Tabelle16.B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3" style:family="table">
      <style:table-properties style:width="16.82cm" table:align="margins" style:shadow="#808080 0.18cm 0.18cm"/>
    </style:style>
    <style:style style:name="Tabelle3.A" style:family="table-column">
      <style:table-column-properties style:column-width="16.82cm" style:rel-column-width="65535*"/>
    </style:style>
    <style:style style:name="Tabelle3.A1" style:family="table-cell">
      <style:table-cell-properties fo:padding="0.097cm" fo:border="0.05pt solid #000000"/>
    </style:style>
    <style:style style:name="Tabelle17" style:family="table">
      <style:table-properties style:width="16.626cm" table:align="margins"/>
    </style:style>
    <style:style style:name="Tabelle17.A" style:family="table-column">
      <style:table-column-properties style:column-width="1.199cm" style:rel-column-width="4727*"/>
    </style:style>
    <style:style style:name="Tabelle17.B" style:family="table-column">
      <style:table-column-properties style:column-width="15.427cm" style:rel-column-width="60808*"/>
    </style:style>
    <style:style style:name="Tabelle1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17.B1" style:family="table-cell">
      <style:table-cell-properties fo:padding="0.049cm" fo:border="0.05pt solid #000000"/>
    </style:style>
    <style:style style:name="Tabelle17.A2" style:family="table-cell">
      <style:table-cell-properties fo:padding="0.049cm" fo:border-left="0.05pt solid #000000" fo:border-right="none" fo:border-top="none" fo:border-bottom="0.05pt solid #000000"/>
    </style:style>
    <style:style style:name="Tabelle1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" style:family="table">
      <style:table-properties style:width="16.82cm" table:align="margins" style:shadow="#808080 0.18cm 0.18cm"/>
    </style:style>
    <style:style style:name="Tabelle4.A" style:family="table-column">
      <style:table-column-properties style:column-width="16.82cm" style:rel-column-width="65535*"/>
    </style:style>
    <style:style style:name="Tabelle4.A1" style:family="table-cell">
      <style:table-cell-properties fo:padding="0.097cm" fo:border="0.05pt solid #000000"/>
    </style:style>
    <style:style style:name="Tabelle18" style:family="table">
      <style:table-properties style:width="16.626cm" table:align="margins"/>
    </style:style>
    <style:style style:name="Tabelle18.A" style:family="table-column">
      <style:table-column-properties style:column-width="1.199cm" style:rel-column-width="4727*"/>
    </style:style>
    <style:style style:name="Tabelle18.B" style:family="table-column">
      <style:table-column-properties style:column-width="15.427cm" style:rel-column-width="60808*"/>
    </style:style>
    <style:style style:name="Tabelle18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.049cm" fo:border="0.05pt solid #000000"/>
    </style:style>
    <style:style style:name="Tabelle18.A2" style:family="table-cell">
      <style:table-cell-properties fo:padding="0.049cm" fo:border-left="0.05pt solid #000000" fo:border-right="none" fo:border-top="none" fo:border-bottom="0.05pt solid #000000"/>
    </style:style>
    <style:style style:name="Tabelle18.B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5" style:family="table">
      <style:table-properties style:width="16.82cm" table:align="margins" style:shadow="#808080 0.18cm 0.18cm"/>
    </style:style>
    <style:style style:name="Tabelle5.A" style:family="table-column">
      <style:table-column-properties style:column-width="16.82cm" style:rel-column-width="65535*"/>
    </style:style>
    <style:style style:name="Tabelle5.A1" style:family="table-cell">
      <style:table-cell-properties fo:padding="0.097cm" fo:border="0.05pt solid #000000"/>
    </style:style>
    <style:style style:name="Tabelle19" style:family="table">
      <style:table-properties style:width="16.626cm" table:align="margins"/>
    </style:style>
    <style:style style:name="Tabelle19.A" style:family="table-column">
      <style:table-column-properties style:column-width="1.199cm" style:rel-column-width="4727*"/>
    </style:style>
    <style:style style:name="Tabelle19.B" style:family="table-column">
      <style:table-column-properties style:column-width="15.427cm" style:rel-column-width="60808*"/>
    </style:style>
    <style:style style:name="Tabelle19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19.B1" style:family="table-cell">
      <style:table-cell-properties fo:padding="0.049cm" fo:border="0.05pt solid #000000"/>
    </style:style>
    <style:style style:name="Tabelle19.A2" style:family="table-cell">
      <style:table-cell-properties fo:padding="0.049cm" fo:border-left="0.05pt solid #000000" fo:border-right="none" fo:border-top="none" fo:border-bottom="0.05pt solid #000000"/>
    </style:style>
    <style:style style:name="Tabelle19.B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6" style:family="table">
      <style:table-properties style:width="16.82cm" table:align="margins" style:shadow="#808080 0.18cm 0.18cm"/>
    </style:style>
    <style:style style:name="Tabelle6.A" style:family="table-column">
      <style:table-column-properties style:column-width="16.82cm" style:rel-column-width="65535*"/>
    </style:style>
    <style:style style:name="Tabelle6.A1" style:family="table-cell">
      <style:table-cell-properties fo:padding="0.097cm" fo:border="0.05pt solid #000000"/>
    </style:style>
    <style:style style:name="Tabelle20" style:family="table">
      <style:table-properties style:width="16.626cm" table:align="margins"/>
    </style:style>
    <style:style style:name="Tabelle20.A" style:family="table-column">
      <style:table-column-properties style:column-width="1.199cm" style:rel-column-width="4727*"/>
    </style:style>
    <style:style style:name="Tabelle20.B" style:family="table-column">
      <style:table-column-properties style:column-width="15.427cm" style:rel-column-width="60808*"/>
    </style:style>
    <style:style style:name="Tabelle2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20.B1" style:family="table-cell">
      <style:table-cell-properties fo:padding="0.049cm" fo:border="0.05pt solid #000000"/>
    </style:style>
    <style:style style:name="Tabelle20.A2" style:family="table-cell">
      <style:table-cell-properties fo:padding="0.049cm" fo:border-left="0.05pt solid #000000" fo:border-right="none" fo:border-top="none" fo:border-bottom="0.05pt solid #000000"/>
    </style:style>
    <style:style style:name="Tabelle20.B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7" style:family="table">
      <style:table-properties style:width="16.82cm" table:align="margins" style:shadow="#808080 0.18cm 0.18cm"/>
    </style:style>
    <style:style style:name="Tabelle7.A" style:family="table-column">
      <style:table-column-properties style:column-width="16.82cm" style:rel-column-width="65535*"/>
    </style:style>
    <style:style style:name="Tabelle7.A1" style:family="table-cell">
      <style:table-cell-properties fo:padding="0.097cm" fo:border="0.05pt solid #000000"/>
    </style:style>
    <style:style style:name="Tabelle21" style:family="table">
      <style:table-properties style:width="16.626cm" table:align="margins"/>
    </style:style>
    <style:style style:name="Tabelle21.A" style:family="table-column">
      <style:table-column-properties style:column-width="1.199cm" style:rel-column-width="4727*"/>
    </style:style>
    <style:style style:name="Tabelle21.B" style:family="table-column">
      <style:table-column-properties style:column-width="15.427cm" style:rel-column-width="60808*"/>
    </style:style>
    <style:style style:name="Tabelle2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21.B1" style:family="table-cell">
      <style:table-cell-properties fo:background-color="transparent" fo:padding="0.049cm" fo:border="0.05pt solid #000000">
        <style:background-image/>
      </style:table-cell-properties>
    </style:style>
    <style:style style:name="Tabelle21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21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8" style:family="table">
      <style:table-properties style:width="16.82cm" table:align="margins" style:shadow="#808080 0.18cm 0.18cm"/>
    </style:style>
    <style:style style:name="Tabelle8.A" style:family="table-column">
      <style:table-column-properties style:column-width="16.82cm" style:rel-column-width="65535*"/>
    </style:style>
    <style:style style:name="Tabelle8.A1" style:family="table-cell">
      <style:table-cell-properties fo:padding="0.097cm" fo:border="0.05pt solid #000000"/>
    </style:style>
    <style:style style:name="Tabelle22" style:family="table">
      <style:table-properties style:width="16.626cm" table:align="margins"/>
    </style:style>
    <style:style style:name="Tabelle22.A" style:family="table-column">
      <style:table-column-properties style:column-width="1.199cm" style:rel-column-width="4727*"/>
    </style:style>
    <style:style style:name="Tabelle22.B" style:family="table-column">
      <style:table-column-properties style:column-width="15.427cm" style:rel-column-width="60808*"/>
    </style:style>
    <style:style style:name="Tabelle2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22.B1" style:family="table-cell">
      <style:table-cell-properties fo:padding="0.049cm" fo:border="0.05pt solid #000000"/>
    </style:style>
    <style:style style:name="Tabelle22.A2" style:family="table-cell">
      <style:table-cell-properties fo:padding="0.049cm" fo:border-left="0.05pt solid #000000" fo:border-right="none" fo:border-top="none" fo:border-bottom="0.05pt solid #000000"/>
    </style:style>
    <style:style style:name="Tabelle2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9" style:family="table">
      <style:table-properties style:width="16.82cm" table:align="margins" style:shadow="#808080 0.18cm 0.18cm"/>
    </style:style>
    <style:style style:name="Tabelle9.A" style:family="table-column">
      <style:table-column-properties style:column-width="16.82cm" style:rel-column-width="65535*"/>
    </style:style>
    <style:style style:name="Tabelle9.A1" style:family="table-cell">
      <style:table-cell-properties fo:padding="0.097cm" fo:border="0.05pt solid #000000"/>
    </style:style>
    <style:style style:name="Tabelle23" style:family="table">
      <style:table-properties style:width="16.626cm" table:align="margins"/>
    </style:style>
    <style:style style:name="Tabelle23.A" style:family="table-column">
      <style:table-column-properties style:column-width="1.199cm" style:rel-column-width="4727*"/>
    </style:style>
    <style:style style:name="Tabelle23.B" style:family="table-column">
      <style:table-column-properties style:column-width="12.1cm" style:rel-column-width="47693*"/>
    </style:style>
    <style:style style:name="Tabelle23.C" style:family="table-column">
      <style:table-column-properties style:column-width="3.327cm" style:rel-column-width="13115*"/>
    </style:style>
    <style:style style:name="Tabelle2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23.C1" style:family="table-cell">
      <style:table-cell-properties fo:padding="0.049cm" fo:border="0.05pt solid #000000"/>
    </style:style>
    <style:style style:name="Tabelle23.A2" style:family="table-cell" style:data-style-name="N0">
      <style:table-cell-properties fo:padding="0.049cm" fo:border-left="0.05pt solid #000000" fo:border-right="none" fo:border-top="none" fo:border-bottom="0.05pt solid #000000"/>
    </style:style>
    <style:style style:name="Tabelle23.B2" style:family="table-cell">
      <style:table-cell-properties fo:padding="0.049cm" fo:border-left="0.05pt solid #000000" fo:border-right="none" fo:border-top="none" fo:border-bottom="0.05pt solid #000000"/>
    </style:style>
    <style:style style:name="Tabelle23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23.B3" style:family="table-cell">
      <style:table-cell-properties fo:padding="0.049cm" fo:border-left="0.05pt solid #000000" fo:border-right="none" fo:border-top="none" fo:border-bottom="0.05pt solid #000000"/>
    </style:style>
    <style:style style:name="Tabelle23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10" style:family="table">
      <style:table-properties style:width="16.82cm" table:align="margins" style:shadow="#808080 0.18cm 0.18cm"/>
    </style:style>
    <style:style style:name="Tabelle10.A" style:family="table-column">
      <style:table-column-properties style:column-width="16.82cm" style:rel-column-width="65535*"/>
    </style:style>
    <style:style style:name="Tabelle10.A1" style:family="table-cell">
      <style:table-cell-properties fo:padding="0.097cm" fo:border="0.05pt solid #000000"/>
    </style:style>
    <style:style style:name="Tabelle24" style:family="table">
      <style:table-properties style:width="16.626cm" table:align="margins"/>
    </style:style>
    <style:style style:name="Tabelle24.A" style:family="table-column">
      <style:table-column-properties style:column-width="1.199cm" style:rel-column-width="4727*"/>
    </style:style>
    <style:style style:name="Tabelle24.B" style:family="table-column">
      <style:table-column-properties style:column-width="12.1cm" style:rel-column-width="47693*"/>
    </style:style>
    <style:style style:name="Tabelle24.C" style:family="table-column">
      <style:table-column-properties style:column-width="3.327cm" style:rel-column-width="13115*"/>
    </style:style>
    <style:style style:name="Tabelle2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24.C1" style:family="table-cell">
      <style:table-cell-properties fo:padding="0.049cm" fo:border="0.05pt solid #000000"/>
    </style:style>
    <style:style style:name="Tabelle24.A2" style:family="table-cell">
      <style:table-cell-properties fo:padding="0.049cm" fo:border-left="0.05pt solid #000000" fo:border-right="none" fo:border-top="none" fo:border-bottom="0.05pt solid #000000"/>
    </style:style>
    <style:style style:name="Tabelle24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12" style:family="table">
      <style:table-properties style:width="16.82cm" table:align="margins" style:shadow="#808080 0.18cm 0.18cm"/>
    </style:style>
    <style:style style:name="Tabelle12.A" style:family="table-column">
      <style:table-column-properties style:column-width="16.82cm" style:rel-column-width="65535*"/>
    </style:style>
    <style:style style:name="Tabelle12.A1" style:family="table-cell">
      <style:table-cell-properties fo:padding="0.097cm" fo:border="0.05pt solid #000000"/>
    </style:style>
    <style:style style:name="Tabelle26" style:family="table">
      <style:table-properties style:width="16.626cm" table:align="margins"/>
    </style:style>
    <style:style style:name="Tabelle26.A" style:family="table-column">
      <style:table-column-properties style:column-width="1.199cm" style:rel-column-width="4727*"/>
    </style:style>
    <style:style style:name="Tabelle26.B" style:family="table-column">
      <style:table-column-properties style:column-width="12.1cm" style:rel-column-width="47693*"/>
    </style:style>
    <style:style style:name="Tabelle26.C" style:family="table-column">
      <style:table-column-properties style:column-width="3.327cm" style:rel-column-width="13115*"/>
    </style:style>
    <style:style style:name="Tabelle2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26.C1" style:family="table-cell">
      <style:table-cell-properties fo:padding="0.049cm" fo:border="0.05pt solid #000000"/>
    </style:style>
    <style:style style:name="Tabelle26.A2" style:family="table-cell" style:data-style-name="N0">
      <style:table-cell-properties fo:padding="0.049cm" fo:border-left="0.05pt solid #000000" fo:border-right="none" fo:border-top="none" fo:border-bottom="0.05pt solid #000000"/>
    </style:style>
    <style:style style:name="Tabelle26.B2" style:family="table-cell">
      <style:table-cell-properties fo:padding="0.049cm" fo:border-left="0.05pt solid #000000" fo:border-right="none" fo:border-top="none" fo:border-bottom="0.05pt solid #000000"/>
    </style:style>
    <style:style style:name="Tabelle26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26.B3" style:family="table-cell">
      <style:table-cell-properties fo:padding="0.049cm" fo:border-left="0.05pt solid #000000" fo:border-right="none" fo:border-top="none" fo:border-bottom="0.05pt solid #000000"/>
    </style:style>
    <style:style style:name="Tabelle26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26.B4" style:family="table-cell">
      <style:table-cell-properties fo:padding="0.049cm" fo:border-left="0.05pt solid #000000" fo:border-right="none" fo:border-top="none" fo:border-bottom="0.05pt solid #000000"/>
    </style:style>
    <style:style style:name="Tabelle26.C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26.B5" style:family="table-cell">
      <style:table-cell-properties fo:padding="0.049cm" fo:border-left="0.05pt solid #000000" fo:border-right="none" fo:border-top="none" fo:border-bottom="0.05pt solid #000000"/>
    </style:style>
    <style:style style:name="Tabelle26.C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26.B6" style:family="table-cell">
      <style:table-cell-properties fo:padding="0.049cm" fo:border-left="0.05pt solid #000000" fo:border-right="none" fo:border-top="none" fo:border-bottom="0.05pt solid #000000"/>
    </style:style>
    <style:style style:name="Tabelle26.C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26.B7" style:family="table-cell">
      <style:table-cell-properties fo:padding="0.049cm" fo:border-left="0.05pt solid #000000" fo:border-right="none" fo:border-top="none" fo:border-bottom="0.05pt solid #000000"/>
    </style:style>
    <style:style style:name="Tabelle26.C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13" style:family="table">
      <style:table-properties style:width="16.82cm" table:align="margins" style:shadow="#808080 0.18cm 0.18cm"/>
    </style:style>
    <style:style style:name="Tabelle13.A" style:family="table-column">
      <style:table-column-properties style:column-width="16.82cm" style:rel-column-width="65535*"/>
    </style:style>
    <style:style style:name="Tabelle13.A1" style:family="table-cell">
      <style:table-cell-properties fo:padding="0.097cm" fo:border="0.05pt solid #000000"/>
    </style:style>
    <style:style style:name="Tabelle27" style:family="table">
      <style:table-properties style:width="16.626cm" table:align="margins"/>
    </style:style>
    <style:style style:name="Tabelle27.A" style:family="table-column">
      <style:table-column-properties style:column-width="1.199cm" style:rel-column-width="4727*"/>
    </style:style>
    <style:style style:name="Tabelle27.B" style:family="table-column">
      <style:table-column-properties style:column-width="12.1cm" style:rel-column-width="47693*"/>
    </style:style>
    <style:style style:name="Tabelle27.C" style:family="table-column">
      <style:table-column-properties style:column-width="3.327cm" style:rel-column-width="13115*"/>
    </style:style>
    <style:style style:name="Tabelle2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27.C1" style:family="table-cell">
      <style:table-cell-properties fo:padding="0.049cm" fo:border="0.05pt solid #000000"/>
    </style:style>
    <style:style style:name="Tabelle27.A2" style:family="table-cell" style:data-style-name="N0">
      <style:table-cell-properties fo:padding="0.049cm" fo:border-left="0.05pt solid #000000" fo:border-right="none" fo:border-top="none" fo:border-bottom="0.05pt solid #000000"/>
    </style:style>
    <style:style style:name="Tabelle27.B2" style:family="table-cell">
      <style:table-cell-properties fo:padding="0.049cm" fo:border-left="0.05pt solid #000000" fo:border-right="none" fo:border-top="none" fo:border-bottom="0.05pt solid #000000"/>
    </style:style>
    <style:style style:name="Tabelle27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27.B3" style:family="table-cell">
      <style:table-cell-properties fo:padding="0.049cm" fo:border-left="0.05pt solid #000000" fo:border-right="none" fo:border-top="none" fo:border-bottom="0.05pt solid #000000"/>
    </style:style>
    <style:style style:name="Tabelle27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14" style:family="table">
      <style:table-properties style:width="16.82cm" table:align="margins" style:shadow="#808080 0.18cm 0.18cm"/>
    </style:style>
    <style:style style:name="Tabelle14.A" style:family="table-column">
      <style:table-column-properties style:column-width="16.82cm" style:rel-column-width="65535*"/>
    </style:style>
    <style:style style:name="Tabelle14.A1" style:family="table-cell">
      <style:table-cell-properties fo:padding="0.097cm" fo:border="0.05pt solid #000000"/>
    </style:style>
    <style:style style:name="Tabelle28" style:family="table">
      <style:table-properties style:width="16.626cm" table:align="margins"/>
    </style:style>
    <style:style style:name="Tabelle28.A" style:family="table-column">
      <style:table-column-properties style:column-width="1.199cm" style:rel-column-width="4727*"/>
    </style:style>
    <style:style style:name="Tabelle28.B" style:family="table-column">
      <style:table-column-properties style:column-width="12.25cm" style:rel-column-width="48288*"/>
    </style:style>
    <style:style style:name="Tabelle28.C" style:family="table-column">
      <style:table-column-properties style:column-width="3.177cm" style:rel-column-width="12520*"/>
    </style:style>
    <style:style style:name="Tabelle28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28.C1" style:family="table-cell">
      <style:table-cell-properties fo:padding="0.049cm" fo:border="0.05pt solid #000000"/>
    </style:style>
    <style:style style:name="Tabelle28.A2" style:family="table-cell" style:data-style-name="N0">
      <style:table-cell-properties fo:padding="0.049cm" fo:border-left="0.05pt solid #000000" fo:border-right="none" fo:border-top="none" fo:border-bottom="0.05pt solid #000000"/>
    </style:style>
    <style:style style:name="Tabelle28.B2" style:family="table-cell">
      <style:table-cell-properties fo:padding="0.049cm" fo:border-left="0.05pt solid #000000" fo:border-right="none" fo:border-top="none" fo:border-bottom="0.05pt solid #000000"/>
    </style:style>
    <style:style style:name="Tabelle28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15" style:family="table">
      <style:table-properties style:width="16.82cm" table:align="margins" style:shadow="#808080 0.18cm 0.18cm"/>
    </style:style>
    <style:style style:name="Tabelle15.A" style:family="table-column">
      <style:table-column-properties style:column-width="16.82cm" style:rel-column-width="65535*"/>
    </style:style>
    <style:style style:name="Tabelle15.A1" style:family="table-cell">
      <style:table-cell-properties fo:padding="0.097cm" fo:border="0.05pt solid #000000"/>
    </style:style>
    <style:style style:name="Tabelle29" style:family="table">
      <style:table-properties style:width="16.626cm" table:align="margins"/>
    </style:style>
    <style:style style:name="Tabelle29.A" style:family="table-column">
      <style:table-column-properties style:column-width="1.199cm" style:rel-column-width="4727*"/>
    </style:style>
    <style:style style:name="Tabelle29.B" style:family="table-column">
      <style:table-column-properties style:column-width="12.25cm" style:rel-column-width="48288*"/>
    </style:style>
    <style:style style:name="Tabelle29.C" style:family="table-column">
      <style:table-column-properties style:column-width="3.177cm" style:rel-column-width="12520*"/>
    </style:style>
    <style:style style:name="Tabelle29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29.C1" style:family="table-cell">
      <style:table-cell-properties fo:padding="0.049cm" fo:border="0.05pt solid #000000"/>
    </style:style>
    <style:style style:name="Tabelle29.A2" style:family="table-cell" style:data-style-name="N0">
      <style:table-cell-properties fo:padding="0.049cm" fo:border-left="0.05pt solid #000000" fo:border-right="none" fo:border-top="none" fo:border-bottom="0.05pt solid #000000"/>
    </style:style>
    <style:style style:name="Tabelle29.B2" style:family="table-cell">
      <style:table-cell-properties fo:padding="0.049cm" fo:border-left="0.05pt solid #000000" fo:border-right="none" fo:border-top="none" fo:border-bottom="0.05pt solid #000000"/>
    </style:style>
    <style:style style:name="Tabelle29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29.B3" style:family="table-cell">
      <style:table-cell-properties fo:padding="0.049cm" fo:border-left="0.05pt solid #000000" fo:border-right="none" fo:border-top="none" fo:border-bottom="0.05pt solid #000000"/>
    </style:style>
    <style:style style:name="Tabelle29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30" style:family="table">
      <style:table-properties style:width="16.82cm" table:align="margins" style:shadow="#808080 0.18cm 0.18cm"/>
    </style:style>
    <style:style style:name="Tabelle30.A" style:family="table-column">
      <style:table-column-properties style:column-width="16.82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6.626cm" table:align="margins"/>
    </style:style>
    <style:style style:name="Tabelle31.A" style:family="table-column">
      <style:table-column-properties style:column-width="1.199cm" style:rel-column-width="4727*"/>
    </style:style>
    <style:style style:name="Tabelle31.B" style:family="table-column">
      <style:table-column-properties style:column-width="12.25cm" style:rel-column-width="48288*"/>
    </style:style>
    <style:style style:name="Tabelle31.C" style:family="table-column">
      <style:table-column-properties style:column-width="3.177cm" style:rel-column-width="12520*"/>
    </style:style>
    <style:style style:name="Tabelle3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31.C1" style:family="table-cell">
      <style:table-cell-properties fo:padding="0.049cm" fo:border="0.05pt solid #000000"/>
    </style:style>
    <style:style style:name="Tabelle31.A2" style:family="table-cell" style:data-style-name="N0">
      <style:table-cell-properties fo:padding="0.049cm" fo:border-left="0.05pt solid #000000" fo:border-right="none" fo:border-top="none" fo:border-bottom="0.05pt solid #000000"/>
    </style:style>
    <style:style style:name="Tabelle31.B2" style:family="table-cell">
      <style:table-cell-properties fo:padding="0.049cm" fo:border-left="0.05pt solid #000000" fo:border-right="none" fo:border-top="none" fo:border-bottom="0.05pt solid #000000"/>
    </style:style>
    <style:style style:name="Tabelle31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31.B3" style:family="table-cell">
      <style:table-cell-properties fo:padding="0.049cm" fo:border-left="0.05pt solid #000000" fo:border-right="none" fo:border-top="none" fo:border-bottom="0.05pt solid #000000"/>
    </style:style>
    <style:style style:name="Tabelle31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31.B4" style:family="table-cell">
      <style:table-cell-properties fo:padding="0.049cm" fo:border-left="0.05pt solid #000000" fo:border-right="none" fo:border-top="none" fo:border-bottom="0.05pt solid #000000"/>
    </style:style>
    <style:style style:name="Tabelle31.C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32" style:family="table">
      <style:table-properties style:width="16.82cm" table:align="margins" style:shadow="#808080 0.18cm 0.18cm"/>
    </style:style>
    <style:style style:name="Tabelle32.A" style:family="table-column">
      <style:table-column-properties style:column-width="16.82cm" style:rel-column-width="65535*"/>
    </style:style>
    <style:style style:name="Tabelle32.A1" style:family="table-cell">
      <style:table-cell-properties fo:padding="0.097cm" fo:border="0.05pt solid #000000"/>
    </style:style>
    <style:style style:name="Tabelle33" style:family="table">
      <style:table-properties style:width="16.626cm" table:align="margins"/>
    </style:style>
    <style:style style:name="Tabelle33.A" style:family="table-column">
      <style:table-column-properties style:column-width="1.199cm" style:rel-column-width="4727*"/>
    </style:style>
    <style:style style:name="Tabelle33.B" style:family="table-column">
      <style:table-column-properties style:column-width="12.25cm" style:rel-column-width="48288*"/>
    </style:style>
    <style:style style:name="Tabelle33.C" style:family="table-column">
      <style:table-column-properties style:column-width="3.177cm" style:rel-column-width="12520*"/>
    </style:style>
    <style:style style:name="Tabelle3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33.C1" style:family="table-cell">
      <style:table-cell-properties fo:padding="0.049cm" fo:border="0.05pt solid #000000"/>
    </style:style>
    <style:style style:name="Tabelle33.A2" style:family="table-cell" style:data-style-name="N0">
      <style:table-cell-properties fo:padding="0.049cm" fo:border-left="0.05pt solid #000000" fo:border-right="none" fo:border-top="none" fo:border-bottom="0.05pt solid #000000"/>
    </style:style>
    <style:style style:name="Tabelle33.B2" style:family="table-cell">
      <style:table-cell-properties fo:padding="0.049cm" fo:border-left="0.05pt solid #000000" fo:border-right="none" fo:border-top="none" fo:border-bottom="0.05pt solid #000000"/>
    </style:style>
    <style:style style:name="Tabelle33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33.B3" style:family="table-cell">
      <style:table-cell-properties fo:padding="0.049cm" fo:border-left="0.05pt solid #000000" fo:border-right="none" fo:border-top="none" fo:border-bottom="0.05pt solid #000000"/>
    </style:style>
    <style:style style:name="Tabelle33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33.B4" style:family="table-cell">
      <style:table-cell-properties fo:padding="0.049cm" fo:border-left="0.05pt solid #000000" fo:border-right="none" fo:border-top="none" fo:border-bottom="0.05pt solid #000000"/>
    </style:style>
    <style:style style:name="Tabelle33.C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cm" fo:margin-bottom="0.21cm" loext:contextual-spacing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top="0cm" fo:margin-bottom="0.21cm" loext:contextual-spacing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Text_20_body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Heading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Default">
      <style:paragraph-properties fo:text-align="center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36pt" fo:font-weight="normal" style:font-name-asian="Tahoma" style:font-size-asian="36pt" style:font-weight-asian="normal" style:font-name-complex="Tahoma" style:font-size-complex="36pt" style:font-weight-complex="normal"/>
    </style:style>
    <style:style style:name="P18" style:family="paragraph" style:parent-style-name="Default">
      <style:paragraph-properties fo:text-align="start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18pt" fo:font-weight="normal" style:font-name-asian="Tahoma" style:font-size-asian="18pt" style:font-weight-asian="normal" style:font-name-complex="Tahoma" style:font-size-complex="18pt" style:font-weight-complex="normal"/>
    </style:style>
    <style:style style:name="P19" style:family="paragraph" style:parent-style-name="Default">
      <style:paragraph-properties fo:text-align="center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24pt" fo:font-weight="normal" style:font-name-asian="Tahoma" style:font-size-asian="24pt" style:font-weight-asian="normal" style:font-name-complex="Tahoma" style:font-size-complex="24pt" style:font-weight-complex="normal"/>
    </style:style>
    <style:style style:name="P20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48pt" fo:font-weight="normal" style:font-name-asian="Tahoma" style:font-size-asian="48pt" style:font-weight-asian="normal" style:font-name-complex="Tahoma" style:font-size-complex="48pt" style:font-weight-complex="normal"/>
    </style:style>
    <style:style style:name="P21" style:family="paragraph" style:parent-style-name="Default">
      <style:paragraph-properties fo:text-align="center" style:justify-single-word="false" style:text-autospace="none">
        <style:tab-stops>
          <style:tab-stop style:position="1.27cm"/>
        </style:tab-stops>
      </style:paragraph-properties>
      <style:text-properties fo:color="#000000" style:font-name="Arial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22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P23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P24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96pt" fo:font-weight="normal" style:font-name-asian="Tahoma" style:font-size-asian="96pt" style:font-weight-asian="normal" style:font-name-complex="Tahoma" style:font-size-complex="96pt" style:font-weight-complex="normal"/>
    </style:style>
    <style:style style:name="P25" style:family="paragraph" style:parent-style-name="Default">
      <style:paragraph-properties style:text-autospace="none">
        <style:tab-stops>
          <style:tab-stop style:position="1.27cm"/>
        </style:tab-stops>
      </style:paragraph-properties>
      <style:text-properties fo:color="#000000" style:font-name="Arial" fo:font-size="88pt" fo:font-weight="normal" style:font-name-asian="Tahoma" style:font-size-asian="88pt" style:font-weight-asian="normal" style:font-name-complex="Tahoma" style:font-size-complex="88pt" style:font-weight-complex="normal"/>
    </style:style>
    <style:style style:name="P26" style:family="paragraph" style:parent-style-name="Default">
      <style:text-properties style:font-name="Arial"/>
    </style:style>
    <style:style style:name="P27" style:family="paragraph" style:parent-style-name="Defaul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Default" style:master-page-name="First_20_Page">
      <style:paragraph-properties fo:text-align="start" style:justify-single-word="false" style:page-number="auto">
        <style:tab-stops>
          <style:tab-stop style:position="1.27cm"/>
        </style:tab-stops>
      </style:paragraph-properties>
      <style:text-properties style:font-name="Arial" fo:font-size="96pt" fo:font-weight="normal" style:font-size-asian="96pt" style:font-weight-asian="normal" style:font-size-complex="96pt" style:font-weight-complex="normal"/>
    </style:style>
    <style:style style:name="P29" style:family="paragraph" style:parent-style-name="Default" style:list-style-name="L1">
      <style:paragraph-properties style:text-autospace="none">
        <style:tab-stops>
          <style:tab-stop style:position="1.27cm"/>
        </style:tab-stops>
      </style:paragraph-properties>
      <style:text-properties style:font-name="Arial" fo:font-size="12pt" style:font-size-asian="12pt" style:font-size-complex="12pt"/>
    </style:style>
    <style:style style:name="P30" style:family="paragraph" style:parent-style-name="Defaul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226237"/>
    </style:style>
    <style:style style:name="P33" style:family="paragraph" style:parent-style-name="Heading_20_1" style:master-page-name="Standard">
      <style:paragraph-properties fo:margin-top="0cm" fo:margin-bottom="0.21cm" loext:contextual-spacing="false" style:page-number="1"/>
      <style:text-properties style:font-name="Arial" fo:font-size="16pt" style:font-size-asian="16pt" style:font-size-complex="16pt"/>
    </style:style>
    <style:style style:name="P34" style:family="paragraph" style:parent-style-name="Heading_20_1">
      <style:paragraph-properties fo:margin-top="0cm" fo:margin-bottom="0.21cm" loext:contextual-spacing="false" fo:break-before="pag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Heading_20_1">
      <style:paragraph-properties fo:margin-top="0cm" fo:margin-bottom="0.21cm" loext:contextual-spacing="false" fo:break-before="page">
        <style:tab-stops/>
      </style:paragraph-properties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Heading_20_2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Heading_20_2">
      <style:paragraph-properties fo:margin-top="0cm" fo:margin-bottom="0.21cm" loext:contextual-spacing="false" fo:break-before="pag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Heading_20_2">
      <style:paragraph-properties fo:margin-top="0cm" fo:margin-bottom="0.21cm" loext:contextual-spacing="false" fo:break-before="page">
        <style:tab-stops/>
      </style:paragraph-properties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Heading_20_2">
      <style:paragraph-properties fo:margin-top="0.42cm" fo:margin-bottom="0.21cm" loext:contextual-spacing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Text_20_body" style:list-style-name="L2">
      <style:paragraph-properties fo:margin-top="0cm" fo:margin-bottom="0cm" loext:contextual-spacing="false">
        <style:tab-stops>
          <style:tab-stop style:position="16.36cm" style:type="right" style:leader-style="dotted" style:leader-text="."/>
        </style:tab-stops>
      </style:paragraph-properties>
    </style:style>
    <style:style style:name="P42" style:family="paragraph" style:parent-style-name="Text_20_body" style:list-style-name="L2">
      <style:paragraph-properties fo:margin-top="0cm" fo:margin-bottom="0cm" loext:contextual-spacing="false">
        <style:tab-stops>
          <style:tab-stop style:position="15.351cm" style:type="right" style:leader-style="dotted" style:leader-text="."/>
        </style:tab-stops>
      </style:paragraph-properties>
    </style:style>
    <style:style style:name="P43" style:family="paragraph" style:parent-style-name="Text_20_body" style:list-style-name="L2">
      <style:paragraph-properties fo:margin-top="0cm" fo:margin-bottom="0.21cm" loext:contextual-spacing="false">
        <style:tab-stops>
          <style:tab-stop style:position="15.351cm" style:type="right" style:leader-style="dotted" style:leader-text="."/>
        </style:tab-stops>
      </style:paragraph-properties>
    </style:style>
    <style:style style:name="T1" style:family="text">
      <style:text-properties fo:color="#000000" style:font-name="Arial" fo:font-size="12pt" style:text-underline-style="none" style:font-size-asian="12pt" style:font-size-complex="12pt"/>
    </style:style>
    <style:style style:name="T2" style:family="text">
      <style:text-properties fo:color="#000000" style:font-name="Arial" fo:font-size="12pt" style:text-underline-style="none" fo:background-color="transparent" loext:char-shading-value="0" style:font-size-asian="12pt" style:font-size-complex="12pt"/>
    </style:style>
    <style:style style:name="T3" style:family="text">
      <style:text-properties officeooo:rsid="001bf667"/>
    </style:style>
    <style:style style:name="T4" style:family="text">
      <style:text-properties officeooo:rsid="001cd5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49cm" fo:text-indent="-1.009cm" fo:margin-left="1.64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7">PMO-LMS</text:p>
      <text:p text:style-name="P18"/>
      <text:p text:style-name="P19">Abgabe SCRUM</text:p>
      <text:p text:style-name="P20"/>
      <text:p text:style-name="P21">SS2016</text:p>
      <text:p text:style-name="P22"/>
      <text:p text:style-name="P21">Stand: 2. Mai 2016</text:p>
      <text:p text:style-name="P24"/>
      <text:p text:style-name="P24"/>
      <text:p text:style-name="P25"/>
      <text:p text:style-name="P23">Teammitglieder:</text:p>
      <text:list xml:id="list3890845973070540601" text:style-name="L1">
        <text:list-item>
          <text:p text:style-name="P29">Heiler, Johannes</text:p>
        </text:list-item>
        <text:list-item>
          <text:p text:style-name="P29">Jünemann, Tobias</text:p>
        </text:list-item>
        <text:list-item>
          <text:p text:style-name="P29">Ketcha, Caleb</text:p>
        </text:list-item>
        <text:list-item>
          <text:p text:style-name="P29">Liu, Qingyao</text:p>
        </text:list-item>
        <text:list-item>
          <text:p text:style-name="P29">Q<text:span text:style-name="T3">iu</text:span>, Shuang</text:p>
        </text:list-item>
        <text:list-item>
          <text:p text:style-name="P29">Stein, Fabian</text:p>
        </text:list-item>
      </text:list>
      <text:h text:style-name="P33" text:outline-level="1">Inhaltsverzeichnis</text:h>
      <text:list xml:id="list4105056722083401515" text:style-name="L2">
        <text:list-item>
          <text:p text:style-name="P41"><text:a xlink:type="simple" xlink:href="#2.1. Product Backlog|outline" text:style-name="Internet_20_link" text:visited-style-name="Visited_20_Internet_20_Link"><text:span text:style-name="T1">Product Backlog <text:tab/> 2</text:span></text:a></text:p>
          <text:list>
            <text:list-header>
              <text:p text:style-name="P42"><text:a xlink:type="simple" xlink:href="#Tabelle1|table" text:style-name="Internet_20_link" text:visited-style-name="Visited_20_Internet_20_Link"><text:span text:style-name="T1">20160405_KW14_Product Backlog_KC.md <text:tab/> 2</text:span></text:a></text:p>
              <text:p text:style-name="P42"><text:a xlink:type="simple" xlink:href="#Tabelle2|table" text:style-name="Internet_20_link" text:visited-style-name="Visited_20_Internet_20_Link"><text:span text:style-name="T1">20160415_KW15_Product Backlog_KC.md <text:tab/> 3</text:span></text:a></text:p>
              <text:p text:style-name="P42"><text:a xlink:type="simple" xlink:href="#Tabelle3|table" text:style-name="Internet_20_link" text:visited-style-name="Visited_20_Internet_20_Link"><text:span text:style-name="T1">20160419_KW16_Product Backlog_KC.md <text:tab/> 4</text:span></text:a></text:p>
              <text:p text:style-name="P43"><text:a xlink:type="simple" xlink:href="#Tabelle4|table" text:style-name="Internet_20_link" text:visited-style-name="Visited_20_Internet_20_Link"><text:span text:style-name="T1">20160426_KW17_Product Backlog_KC.md <text:tab/> 5</text:span></text:a></text:p>
            </text:list-header>
          </text:list>
        </text:list-item>
        <text:list-item>
          <text:p text:style-name="P41"><text:a xlink:type="simple" xlink:href="#3.2. Product Increment|outline" text:style-name="Internet_20_link" text:visited-style-name="Visited_20_Internet_20_Link"><text:span text:style-name="T1">Product Increment <text:tab/> 6</text:span></text:a></text:p>
          <text:list>
            <text:list-header>
              <text:p text:style-name="P41"><text:a xlink:type="simple" xlink:href="#Tabelle5|table" text:style-name="Internet_20_link" text:visited-style-name="Visited_20_Internet_20_Link"><text:span text:style-name="T1">20160405_KW14_Product Increment_KC.md <text:tab/> 6</text:span></text:a></text:p>
              <text:p text:style-name="P42"><text:a xlink:type="simple" xlink:href="#Tabelle6|table" text:style-name="Internet_20_link" text:visited-style-name="Visited_20_Internet_20_Link"><text:span text:style-name="T1">20160412_KW15_Product Increment_KC.md <text:tab/> 6</text:span></text:a></text:p>
              <text:p text:style-name="P42"><text:a xlink:type="simple" xlink:href="#Tabelle7|table" text:style-name="Internet_20_link" text:visited-style-name="Visited_20_Internet_20_Link"><text:span text:style-name="T1">20160419_KW16_Product Increment_KC.md <text:tab/> 7</text:span></text:a></text:p>
              <text:p text:style-name="P43"><text:a xlink:type="simple" xlink:href="#Tabelle8|table" text:style-name="Internet_20_link" text:visited-style-name="Visited_20_Internet_20_Link"><text:span text:style-name="T1">20160426_KW17_Product Increment_KC.md <text:tab/> 7</text:span></text:a></text:p>
            </text:list-header>
          </text:list>
        </text:list-item>
        <text:list-item>
          <text:p text:style-name="P41"><text:a xlink:type="simple" xlink:href="#5.3. Sprint Backlog|outline" text:style-name="Internet_20_link" text:visited-style-name="Visited_20_Internet_20_Link"><text:span text:style-name="T1">Sprint Backlog <text:tab/> 8</text:span></text:a></text:p>
          <text:list>
            <text:list-header>
              <text:p text:style-name="P42"><text:a xlink:type="simple" xlink:href="#Tabelle9|table" text:style-name="Internet_20_link" text:visited-style-name="Visited_20_Internet_20_Link"><text:span text:style-name="T1">20160405_Sprint Backlog_QS.md <text:tab/> 8</text:span></text:a></text:p>
              <text:p text:style-name="P42"><text:a xlink:type="simple" xlink:href="#Tabelle10|table" text:style-name="Internet_20_link" text:visited-style-name="Visited_20_Internet_20_Link"><text:span text:style-name="T1">20160412_Sprint Backlog_QS_HJ.md <text:tab/> 8</text:span></text:a></text:p>
              <text:p text:style-name="P42"><text:a xlink:type="simple" xlink:href="#Tabelle12|table" text:style-name="Internet_20_link" text:visited-style-name="Visited_20_Internet_20_Link"><text:span text:style-name="T1">20160419_Sprint Backlog_QS_HJ.md <text:tab/> 8</text:span></text:a></text:p>
              <text:p text:style-name="P43"><text:a xlink:type="simple" xlink:href="#Tabelle13|table" text:style-name="Internet_20_link" text:visited-style-name="Visited_20_Internet_20_Link"><text:span text:style-name="T1">20160426_Sprint Backlog_QS_HJ.md <text:tab/> 8</text:span></text:a></text:p>
            </text:list-header>
          </text:list>
        </text:list-item>
        <text:list-item>
          <text:p text:style-name="P41"><text:a xlink:type="simple" xlink:href="#6.4. Scrum Master Log|outline" text:style-name="Internet_20_link" text:visited-style-name="Visited_20_Internet_20_Link"><text:span text:style-name="T2">Scrum Master Log <text:tab/> 9</text:span></text:a></text:p>
          <text:list>
            <text:list-header>
              <text:p text:style-name="P42"><text:a xlink:type="simple" xlink:href="#Tabelle14|table" text:style-name="Internet_20_link" text:visited-style-name="Visited_20_Internet_20_Link"><text:span text:style-name="T2">20160407_Scrum Master Log_JT.md <text:tab/> 9</text:span></text:a></text:p>
              <text:p text:style-name="P42"><text:a xlink:type="simple" xlink:href="#Tabelle15|table" text:style-name="Internet_20_link" text:visited-style-name="Visited_20_Internet_20_Link"><text:span text:style-name="T2">20160414_Scrum Master Log_JT.md <text:tab/> 9</text:span></text:a></text:p>
              <text:p text:style-name="P42"><text:a xlink:type="simple" xlink:href="#Tabelle30|table" text:style-name="Internet_20_link" text:visited-style-name="Visited_20_Internet_20_Link"><text:span text:style-name="T2">20160420_Scrum Master Log_JT.md <text:tab/> 9</text:span></text:a></text:p>
              <text:p text:style-name="P43"><text:a xlink:type="simple" xlink:href="#Tabelle32|table" text:style-name="Internet_20_link" text:visited-style-name="Visited_20_Internet_20_Link"><text:span text:style-name="T2">20160426_Scrum Master Log_JT.md <text:tab/> 9</text:span></text:a></text:p>
            </text:list-header>
          </text:list>
        </text:list-item>
      </text:list>
      <text:p text:style-name="P7"/>
      <text:p text:style-name="P8">Anmerkungen:</text:p>
      <text:p text:style-name="P7"><text:tab/>Zur besseren Lesbarkeit werden die MD-Dateien in diesem Dokument in ihrer<text:line-break/><text:tab/>entsprechend korrekten Formatierung, wie in Github, dargestellt.</text:p>
      <text:p text:style-name="P7"><text:tab/>Die Kürzel in den Dokumentennamen sind wie folgt zugeordnet:<text:line-break/><text:tab/>HJ = Heiler, Johannes<text:line-break/><text:tab/>JT = Jünemann, Tobias<text:line-break/><text:tab/>KC = Ketcha, Caleb<text:line-break/><text:tab/>LQ = Liu, Qingyao<text:line-break/><text:tab/>QS = Q<text:span text:style-name="T4">iu</text:span>, Shuang<text:line-break/><text:tab/>SF = Stein, Fabian</text:p>
      <text:h text:style-name="P35" text:outline-level="1">1. Product Backlog</text:h>
      <text:h text:style-name="P36" text:outline-level="2">20160405_KW14_Product Backlog_KC.md</text:h>
      <table:table table:name="Tabelle1" table:style-name="Tabelle1">
        <table:table-column table:style-name="Tabelle1.A"/>
        <table:table-row>
          <table:table-cell table:style-name="Tabelle1.A1" office:value-type="string">
            <table:table table:name="Table1" table:style-name="Table1">
              <table:table-column table:style-name="Table1.A"/>
              <table:table-column table:style-name="Table1.B"/>
              <table:table-header-rows>
                <table:table-row>
                  <table:table-cell table:style-name="Table1.A1" office:value-type="string">
                    <text:p text:style-name="Table_20_Heading">ID</text:p>
                  </table:table-cell>
                  <table:table-cell table:style-name="Table1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le1.A2" office:value-type="string">
                  <text:p text:style-name="Table_20_Contents">6</text:p>
                </table:table-cell>
                <table:table-cell table:style-name="Table1.B2" office:value-type="string">
                  <text:p text:style-name="Table_20_Contents">Sammeln von Fragen</text:p>
                </table:table-cell>
              </table:table-row>
              <table:table-row>
                <table:table-cell table:style-name="Table1.A2" office:value-type="string">
                  <text:p text:style-name="Table_20_Contents">7</text:p>
                </table:table-cell>
                <table:table-cell table:style-name="Table1.B2" office:value-type="string">
                  <text:p text:style-name="Table_20_Contents">Filtern ungenügender Fragen</text:p>
                </table:table-cell>
              </table:table-row>
              <table:table-row>
                <table:table-cell table:style-name="Table1.A2" office:value-type="string">
                  <text:p text:style-name="Table_20_Contents">8</text:p>
                </table:table-cell>
                <table:table-cell table:style-name="Table1.B2" office:value-type="string">
                  <text:p text:style-name="Table_20_Contents">Verbessern der ungenügenden Fragen</text:p>
                </table:table-cell>
              </table:table-row>
              <table:table-row>
                <table:table-cell table:style-name="Table1.A2" office:value-type="string">
                  <text:p text:style-name="Table_20_Contents">9</text:p>
                </table:table-cell>
                <table:table-cell table:style-name="Table1.B2" office:value-type="string">
                  <text:p text:style-name="Table_20_Contents">Entfernen der ungenügenden Fragen</text:p>
                </table:table-cell>
              </table:table-row>
              <table:table-row>
                <table:table-cell table:style-name="Table1.A2" office:value-type="string">
                  <text:p text:style-name="Table_20_Contents">10</text:p>
                </table:table-cell>
                <table:table-cell table:style-name="Table1.B2" office:value-type="string">
                  <text:p text:style-name="Table_20_Contents">Anlegen der Umfrage im Lime-Survey Umfrageprogramm</text:p>
                </table:table-cell>
              </table:table-row>
              <table:table-row>
                <table:table-cell table:style-name="Table1.A2" office:value-type="string">
                  <text:p text:style-name="Table_20_Contents">11</text:p>
                </table:table-cell>
                <table:table-cell table:style-name="Table1.B2" office:value-type="string">
                  <text:p text:style-name="Table_20_Contents">Versenden der Umfrege und Zwischenkontrolle</text:p>
                </table:table-cell>
              </table:table-row>
              <table:table-row>
                <table:table-cell table:style-name="Table1.A2" office:value-type="string">
                  <text:p text:style-name="Table_20_Contents">12</text:p>
                </table:table-cell>
                <table:table-cell table:style-name="Table1.B2" office:value-type="string">
                  <text:p text:style-name="Table_20_Contents">Auswertung der Ergebnisse</text:p>
                </table:table-cell>
              </table:table-row>
              <table:table-row>
                <table:table-cell table:style-name="Table1.A2" office:value-type="string">
                  <text:p text:style-name="Table_20_Contents">13</text:p>
                </table:table-cell>
                <table:table-cell table:style-name="Table1.B2" office:value-type="string">
                  <text:p text:style-name="Table_20_Contents">Modellierung der Ergebnisse</text:p>
                </table:table-cell>
              </table:table-row>
              <table:table-row>
                <table:table-cell table:style-name="Table1.A2" office:value-type="string">
                  <text:p text:style-name="Table_20_Contents">14</text:p>
                </table:table-cell>
                <table:table-cell table:style-name="Table1.B2" office:value-type="string">
                  <text:p text:style-name="Table_20_Contents">Interpretation der Auswertung</text:p>
                </table:table-cell>
              </table:table-row>
              <table:table-row>
                <table:table-cell table:style-name="Table1.A2" office:value-type="string">
                  <text:p text:style-name="Table_20_Contents">15</text:p>
                </table:table-cell>
                <table:table-cell table:style-name="Table1.B2" office:value-type="string">
                  <text:p text:style-name="Table_20_Contents">Prüfung der Umsetzbarkeit</text:p>
                </table:table-cell>
              </table:table-row>
              <table:table-row>
                <table:table-cell table:style-name="Table1.A2" office:value-type="string">
                  <text:p text:style-name="Table_20_Contents">16</text:p>
                </table:table-cell>
                <table:table-cell table:style-name="Table1.B2" office:value-type="string">
                  <text:p text:style-name="Table_20_Contents">Formulierung der Anforderungen</text:p>
                </table:table-cell>
              </table:table-row>
              <table:table-row>
                <table:table-cell table:style-name="Table1.A2" office:value-type="string">
                  <text:p text:style-name="Table_20_Contents">17</text:p>
                </table:table-cell>
                <table:table-cell table:style-name="Table1.B2" office:value-type="string">
                  <text:p text:style-name="Table_20_Contents">Modellierung der Anforderungen</text:p>
                </table:table-cell>
              </table:table-row>
              <table:table-row>
                <table:table-cell table:style-name="Table1.A2" office:value-type="string">
                  <text:p text:style-name="Table_20_Contents">18</text:p>
                </table:table-cell>
                <table:table-cell table:style-name="Table1.B2" office:value-type="string">
                  <text:p text:style-name="Table_20_Contents">Aufteilung in Unteranforderungen</text:p>
                </table:table-cell>
              </table:table-row>
              <table:table-row>
                <table:table-cell table:style-name="Table1.A2" office:value-type="string">
                  <text:p text:style-name="Table_20_Contents">19</text:p>
                </table:table-cell>
                <table:table-cell table:style-name="Table1.B2" office:value-type="string">
                  <text:p text:style-name="Table_20_Contents">Überblick über die Möflichkeit der HSMoodle</text:p>
                </table:table-cell>
              </table:table-row>
              <table:table-row>
                <table:table-cell table:style-name="Table1.A2" office:value-type="string">
                  <text:p text:style-name="Table_20_Contents">20</text:p>
                </table:table-cell>
                <table:table-cell table:style-name="Table1.B2" office:value-type="string">
                  <text:p text:style-name="Table_20_Contents">Samlung von Lösung des HSMoodle</text:p>
                </table:table-cell>
              </table:table-row>
              <table:table-row>
                <table:table-cell table:style-name="Table1.A2" office:value-type="string">
                  <text:p text:style-name="Table_20_Contents">21</text:p>
                </table:table-cell>
                <table:table-cell table:style-name="Table1.B2" office:value-type="string">
                  <text:p text:style-name="Table_20_Contents">Darstellung in URL-Diagramm</text:p>
                </table:table-cell>
              </table:table-row>
              <table:table-row>
                <table:table-cell table:style-name="Table1.A2" office:value-type="string">
                  <text:p text:style-name="Table_20_Contents">22</text:p>
                </table:table-cell>
                <table:table-cell table:style-name="Table1.B2" office:value-type="string">
                  <text:p text:style-name="Table_20_Contents">Prüfung der Lösung</text:p>
                </table:table-cell>
              </table:table-row>
              <table:table-row>
                <table:table-cell table:style-name="Table1.A2" office:value-type="string">
                  <text:p text:style-name="Table_20_Contents">23</text:p>
                </table:table-cell>
                <table:table-cell table:style-name="Table1.B2" office:value-type="string">
                  <text:p text:style-name="Table_20_Contents">Analyse der Lösung</text:p>
                </table:table-cell>
              </table:table-row>
              <table:table-row>
                <table:table-cell table:style-name="Table1.A2" office:value-type="string">
                  <text:p text:style-name="Table_20_Contents">24</text:p>
                </table:table-cell>
                <table:table-cell table:style-name="Table1.B2" office:value-type="string">
                  <text:p text:style-name="Table_20_Contents">Auswahl der besten Lösung</text:p>
                </table:table-cell>
              </table:table-row>
              <table:table-row>
                <table:table-cell table:style-name="Table1.A2" office:value-type="string">
                  <text:p text:style-name="Table_20_Contents">25</text:p>
                </table:table-cell>
                <table:table-cell table:style-name="Table1.B2" office:value-type="string">
                  <text:p text:style-name="Table_20_Contents">Erfassung der Schritte zur Umsetzung</text:p>
                </table:table-cell>
              </table:table-row>
              <table:table-row>
                <table:table-cell table:style-name="Table1.A2" office:value-type="string">
                  <text:p text:style-name="Table_20_Contents">26</text:p>
                </table:table-cell>
                <table:table-cell table:style-name="Table1.B2" office:value-type="string">
                  <text:p text:style-name="Table_20_Contents">Erweiterung jedes Schritte um Begründungen</text:p>
                </table:table-cell>
              </table:table-row>
              <table:table-row>
                <table:table-cell table:style-name="Table1.A2" office:value-type="string">
                  <text:p text:style-name="Table_20_Contents">27</text:p>
                </table:table-cell>
                <table:table-cell table:style-name="Table1.B2" office:value-type="string">
                  <text:p text:style-name="Table_20_Contents">Festlegung Reihenfolge der Schritte</text:p>
                </table:table-cell>
              </table:table-row>
              <table:table-row>
                <table:table-cell table:style-name="Table1.A2" office:value-type="string">
                  <text:p text:style-name="Table_20_Contents">28</text:p>
                </table:table-cell>
                <table:table-cell table:style-name="Table1.B2" office:value-type="string">
                  <text:p text:style-name="Table_20_Contents">Erweiterung um Screemshots</text:p>
                </table:table-cell>
              </table:table-row>
              <table:table-row>
                <table:table-cell table:style-name="Table1.A2" office:value-type="string">
                  <text:p text:style-name="Table_20_Contents">29</text:p>
                </table:table-cell>
                <table:table-cell table:style-name="Table1.B2" office:value-type="string">
                  <text:p text:style-name="Table_20_Contents">Erweiterung um Diagramme</text:p>
                </table:table-cell>
              </table:table-row>
              <table:table-row>
                <table:table-cell table:style-name="Table1.A2" office:value-type="string">
                  <text:p text:style-name="Table_20_Contents">30</text:p>
                </table:table-cell>
                <table:table-cell table:style-name="Table1.B2" office:value-type="string">
                  <text:p text:style-name="Table_20_Contents">Kontrollierung, Verbesserung</text:p>
                </table:table-cell>
              </table:table-row>
              <table:table-row>
                <table:table-cell table:style-name="Table1.A2" office:value-type="string">
                  <text:p text:style-name="Table_20_Contents">31</text:p>
                </table:table-cell>
                <table:table-cell table:style-name="Table1.B2" office:value-type="string">
                  <text:p text:style-name="Table_20_Contents">Sammlung themenspezifischer Materialien</text:p>
                </table:table-cell>
              </table:table-row>
              <table:table-row>
                <table:table-cell table:style-name="Table1.A2" office:value-type="string">
                  <text:p text:style-name="Table_20_Contents">32</text:p>
                </table:table-cell>
                <table:table-cell table:style-name="Table1.B2" office:value-type="string">
                  <text:p text:style-name="Table_20_Contents">Erarbeitung Präsentationkonzept</text:p>
                </table:table-cell>
              </table:table-row>
              <table:table-row>
                <table:table-cell table:style-name="Table1.A2" office:value-type="string">
                  <text:p text:style-name="Table_20_Contents">33</text:p>
                </table:table-cell>
                <table:table-cell table:style-name="Table1.B2" office:value-type="string">
                  <text:p text:style-name="Table_20_Contents">Erstellung der Poster</text:p>
                </table:table-cell>
              </table:table-row>
              <table:table-row>
                <table:table-cell table:style-name="Table1.A2" office:value-type="string">
                  <text:p text:style-name="Table_20_Contents">34</text:p>
                </table:table-cell>
                <table:table-cell table:style-name="Table1.B2" office:value-type="string">
                  <text:p text:style-name="Table_20_Contents">Standvorbereitung</text:p>
                </table:table-cell>
              </table:table-row>
              <table:table-row>
                <table:table-cell table:style-name="Table1.A2" office:value-type="string">
                  <text:p text:style-name="Table_20_Contents">35</text:p>
                </table:table-cell>
                <table:table-cell table:style-name="Table1.B2" office:value-type="string">
                  <text:p text:style-name="Table_20_Contents">Individuelle Vorbereitung</text:p>
                </table:table-cell>
              </table:table-row>
            </table:table>
            <text:p text:style-name="P2"/>
          </table:table-cell>
        </table:table-row>
      </table:table>
      <text:p text:style-name="P9"/>
      <text:h text:style-name="P38" text:outline-level="2">20160415_KW15_Product Backlog_KC.md</text:h>
      <table:table table:name="Tabelle2" table:style-name="Tabelle2">
        <table:table-column table:style-name="Tabelle2.A"/>
        <table:table-row>
          <table:table-cell table:style-name="Tabelle2.A1" office:value-type="string">
            <table:table table:name="Tabelle16" table:style-name="Tabelle16">
              <table:table-column table:style-name="Tabelle16.A"/>
              <table:table-column table:style-name="Tabelle16.B"/>
              <table:table-header-rows>
                <table:table-row>
                  <table:table-cell table:style-name="Tabelle16.A1" office:value-type="string">
                    <text:p text:style-name="Table_20_Heading">ID</text:p>
                  </table:table-cell>
                  <table:table-cell table:style-name="Tabelle16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16.A2" office:value-type="string">
                  <text:p text:style-name="Table_20_Contents">8</text:p>
                </table:table-cell>
                <table:table-cell table:style-name="Tabelle16.B2" office:value-type="string">
                  <text:p text:style-name="Table_20_Contents">Inhaltliche Verbesserung des Fragenkatalogs nach Feedbaks (vom Kunde)</text:p>
                </table:table-cell>
              </table:table-row>
              <table:table-row>
                <table:table-cell table:style-name="Tabelle16.A2" office:value-type="string">
                  <text:p text:style-name="Table_20_Contents">9</text:p>
                </table:table-cell>
                <table:table-cell table:style-name="Tabelle16.B2" office:value-type="string">
                  <text:p text:style-name="Table_20_Contents">Verbesserung der Formatierung</text:p>
                </table:table-cell>
              </table:table-row>
              <table:table-row>
                <table:table-cell table:style-name="Tabelle16.A2" office:value-type="string">
                  <text:p text:style-name="Table_20_Contents">10</text:p>
                </table:table-cell>
                <table:table-cell table:style-name="Tabelle16.B2" office:value-type="string">
                  <text:p text:style-name="Table_20_Contents">Verbessern der ungenügenden Fragen</text:p>
                </table:table-cell>
              </table:table-row>
              <table:table-row>
                <table:table-cell table:style-name="Tabelle16.A2" office:value-type="string">
                  <text:p text:style-name="Table_20_Contents">11</text:p>
                </table:table-cell>
                <table:table-cell table:style-name="Tabelle16.B2" office:value-type="string">
                  <text:p text:style-name="Table_20_Contents">Entfernen der ungenügenden Fragen</text:p>
                </table:table-cell>
              </table:table-row>
              <table:table-row>
                <table:table-cell table:style-name="Tabelle16.A2" office:value-type="string">
                  <text:p text:style-name="Table_20_Contents">12</text:p>
                </table:table-cell>
                <table:table-cell table:style-name="Tabelle16.B2" office:value-type="string">
                  <text:p text:style-name="Table_20_Contents">Anlegen der Umfrage im Lime-Survey Umfrageprogramm</text:p>
                </table:table-cell>
              </table:table-row>
              <table:table-row>
                <table:table-cell table:style-name="Tabelle16.A2" office:value-type="string">
                  <text:p text:style-name="Table_20_Contents">13</text:p>
                </table:table-cell>
                <table:table-cell table:style-name="Tabelle16.B2" office:value-type="string">
                  <text:p text:style-name="Table_20_Contents">Versenden der Umfrege und Zwischenkontrolle</text:p>
                </table:table-cell>
              </table:table-row>
              <table:table-row>
                <table:table-cell table:style-name="Tabelle16.A2" office:value-type="string">
                  <text:p text:style-name="Table_20_Contents">14</text:p>
                </table:table-cell>
                <table:table-cell table:style-name="Tabelle16.B2" office:value-type="string">
                  <text:p text:style-name="Table_20_Contents">Auswertung der Ergebnisse</text:p>
                </table:table-cell>
              </table:table-row>
              <table:table-row>
                <table:table-cell table:style-name="Tabelle16.A2" office:value-type="string">
                  <text:p text:style-name="Table_20_Contents">15</text:p>
                </table:table-cell>
                <table:table-cell table:style-name="Tabelle16.B2" office:value-type="string">
                  <text:p text:style-name="Table_20_Contents">Modellierung der Ergebnisse</text:p>
                </table:table-cell>
              </table:table-row>
              <table:table-row>
                <table:table-cell table:style-name="Tabelle16.A2" office:value-type="string">
                  <text:p text:style-name="Table_20_Contents">16</text:p>
                </table:table-cell>
                <table:table-cell table:style-name="Tabelle16.B2" office:value-type="string">
                  <text:p text:style-name="Table_20_Contents">Interpretation der Auswertung</text:p>
                </table:table-cell>
              </table:table-row>
              <table:table-row>
                <table:table-cell table:style-name="Tabelle16.A2" office:value-type="string">
                  <text:p text:style-name="Table_20_Contents">17</text:p>
                </table:table-cell>
                <table:table-cell table:style-name="Tabelle16.B2" office:value-type="string">
                  <text:p text:style-name="Table_20_Contents">Prüfung der Umsetzbarkeit</text:p>
                </table:table-cell>
              </table:table-row>
              <table:table-row>
                <table:table-cell table:style-name="Tabelle16.A2" office:value-type="string">
                  <text:p text:style-name="Table_20_Contents">18</text:p>
                </table:table-cell>
                <table:table-cell table:style-name="Tabelle16.B2" office:value-type="string">
                  <text:p text:style-name="Table_20_Contents">Formulierung der Anforderungen</text:p>
                </table:table-cell>
              </table:table-row>
              <table:table-row>
                <table:table-cell table:style-name="Tabelle16.A2" office:value-type="string">
                  <text:p text:style-name="Table_20_Contents">19</text:p>
                </table:table-cell>
                <table:table-cell table:style-name="Tabelle16.B2" office:value-type="string">
                  <text:p text:style-name="Table_20_Contents">Modellierung der Anforderungen</text:p>
                </table:table-cell>
              </table:table-row>
              <table:table-row>
                <table:table-cell table:style-name="Tabelle16.A2" office:value-type="string">
                  <text:p text:style-name="Table_20_Contents">20</text:p>
                </table:table-cell>
                <table:table-cell table:style-name="Tabelle16.B2" office:value-type="string">
                  <text:p text:style-name="Table_20_Contents">Aufteilung in Unteranforderungen</text:p>
                </table:table-cell>
              </table:table-row>
              <table:table-row>
                <table:table-cell table:style-name="Tabelle16.A2" office:value-type="string">
                  <text:p text:style-name="Table_20_Contents">21</text:p>
                </table:table-cell>
                <table:table-cell table:style-name="Tabelle16.B2" office:value-type="string">
                  <text:p text:style-name="Table_20_Contents">Überblick über die Möflichkeit der HSMoodle</text:p>
                </table:table-cell>
              </table:table-row>
              <table:table-row>
                <table:table-cell table:style-name="Tabelle16.A2" office:value-type="string">
                  <text:p text:style-name="Table_20_Contents">22</text:p>
                </table:table-cell>
                <table:table-cell table:style-name="Tabelle16.B2" office:value-type="string">
                  <text:p text:style-name="Table_20_Contents">Samlung von Lösung des HSMoodle</text:p>
                </table:table-cell>
              </table:table-row>
              <table:table-row>
                <table:table-cell table:style-name="Tabelle16.A2" office:value-type="string">
                  <text:p text:style-name="Table_20_Contents">23</text:p>
                </table:table-cell>
                <table:table-cell table:style-name="Tabelle16.B2" office:value-type="string">
                  <text:p text:style-name="Table_20_Contents">Darstellung in URL-Diagramm</text:p>
                </table:table-cell>
              </table:table-row>
              <table:table-row>
                <table:table-cell table:style-name="Tabelle16.A2" office:value-type="string">
                  <text:p text:style-name="Table_20_Contents">24</text:p>
                </table:table-cell>
                <table:table-cell table:style-name="Tabelle16.B2" office:value-type="string">
                  <text:p text:style-name="Table_20_Contents">Prüfung der Lösung</text:p>
                </table:table-cell>
              </table:table-row>
              <table:table-row>
                <table:table-cell table:style-name="Tabelle16.A2" office:value-type="string">
                  <text:p text:style-name="Table_20_Contents">25</text:p>
                </table:table-cell>
                <table:table-cell table:style-name="Tabelle16.B2" office:value-type="string">
                  <text:p text:style-name="Table_20_Contents">Analyse der Lösung</text:p>
                </table:table-cell>
              </table:table-row>
              <table:table-row>
                <table:table-cell table:style-name="Tabelle16.A2" office:value-type="string">
                  <text:p text:style-name="Table_20_Contents">26</text:p>
                </table:table-cell>
                <table:table-cell table:style-name="Tabelle16.B2" office:value-type="string">
                  <text:p text:style-name="Table_20_Contents">Auswahl der besten Lösung</text:p>
                </table:table-cell>
              </table:table-row>
              <table:table-row>
                <table:table-cell table:style-name="Tabelle16.A2" office:value-type="string">
                  <text:p text:style-name="Table_20_Contents">27</text:p>
                </table:table-cell>
                <table:table-cell table:style-name="Tabelle16.B2" office:value-type="string">
                  <text:p text:style-name="Table_20_Contents">Erfassung der Schritte zur Umsetzung</text:p>
                </table:table-cell>
              </table:table-row>
              <table:table-row>
                <table:table-cell table:style-name="Tabelle16.A2" office:value-type="string">
                  <text:p text:style-name="Table_20_Contents">28</text:p>
                </table:table-cell>
                <table:table-cell table:style-name="Tabelle16.B2" office:value-type="string">
                  <text:p text:style-name="Table_20_Contents">Erweiterung jedes Schritte um Begründungen</text:p>
                </table:table-cell>
              </table:table-row>
              <table:table-row>
                <table:table-cell table:style-name="Tabelle16.A2" office:value-type="string">
                  <text:p text:style-name="Table_20_Contents">29</text:p>
                </table:table-cell>
                <table:table-cell table:style-name="Tabelle16.B2" office:value-type="string">
                  <text:p text:style-name="Table_20_Contents">Festlegung Reihenfolge der Schritte</text:p>
                </table:table-cell>
              </table:table-row>
              <table:table-row>
                <table:table-cell table:style-name="Tabelle16.A2" office:value-type="string">
                  <text:p text:style-name="Table_20_Contents">30</text:p>
                </table:table-cell>
                <table:table-cell table:style-name="Tabelle16.B2" office:value-type="string">
                  <text:p text:style-name="Table_20_Contents">Erweiterung um Screemshots</text:p>
                </table:table-cell>
              </table:table-row>
              <table:table-row>
                <table:table-cell table:style-name="Tabelle16.A2" office:value-type="string">
                  <text:p text:style-name="Table_20_Contents">31</text:p>
                </table:table-cell>
                <table:table-cell table:style-name="Tabelle16.B2" office:value-type="string">
                  <text:p text:style-name="Table_20_Contents">Erweiterung um Diagramme</text:p>
                </table:table-cell>
              </table:table-row>
              <table:table-row>
                <table:table-cell table:style-name="Tabelle16.A2" office:value-type="string">
                  <text:p text:style-name="Table_20_Contents">32</text:p>
                </table:table-cell>
                <table:table-cell table:style-name="Tabelle16.B2" office:value-type="string">
                  <text:p text:style-name="Table_20_Contents">Kontrollierung, Verbesserung</text:p>
                </table:table-cell>
              </table:table-row>
              <table:table-row>
                <table:table-cell table:style-name="Tabelle16.A2" office:value-type="string">
                  <text:p text:style-name="Table_20_Contents">33</text:p>
                </table:table-cell>
                <table:table-cell table:style-name="Tabelle16.B2" office:value-type="string">
                  <text:p text:style-name="Table_20_Contents">Sammlung themenspezifischer Materialien</text:p>
                </table:table-cell>
              </table:table-row>
              <table:table-row>
                <table:table-cell table:style-name="Tabelle16.A2" office:value-type="string">
                  <text:p text:style-name="Table_20_Contents">34</text:p>
                </table:table-cell>
                <table:table-cell table:style-name="Tabelle16.B2" office:value-type="string">
                  <text:p text:style-name="Table_20_Contents">Erarbeitung Präsentationkonzept</text:p>
                </table:table-cell>
              </table:table-row>
              <table:table-row>
                <table:table-cell table:style-name="Tabelle16.A2" office:value-type="string">
                  <text:p text:style-name="Table_20_Contents">35</text:p>
                </table:table-cell>
                <table:table-cell table:style-name="Tabelle16.B2" office:value-type="string">
                  <text:p text:style-name="Table_20_Contents">Erstellung der Poster</text:p>
                </table:table-cell>
              </table:table-row>
              <table:table-row>
                <table:table-cell table:style-name="Tabelle16.A2" office:value-type="string">
                  <text:p text:style-name="Table_20_Contents">36</text:p>
                </table:table-cell>
                <table:table-cell table:style-name="Tabelle16.B2" office:value-type="string">
                  <text:p text:style-name="Table_20_Contents">Standvorbereitung</text:p>
                </table:table-cell>
              </table:table-row>
              <table:table-row>
                <table:table-cell table:style-name="Tabelle16.A2" office:value-type="string">
                  <text:p text:style-name="Table_20_Contents">37</text:p>
                </table:table-cell>
                <table:table-cell table:style-name="Tabelle16.B2" office:value-type="string">
                  <text:p text:style-name="Table_20_Contents">Individuelle Vorbereitung</text:p>
                </table:table-cell>
              </table:table-row>
            </table:table>
            <text:p text:style-name="P2"/>
          </table:table-cell>
        </table:table-row>
      </table:table>
      <text:p text:style-name="P9"/>
      <text:h text:style-name="P37" text:outline-level="2">20160419_KW16_Product Backlog_KC.md</text:h>
      <table:table table:name="Tabelle3" table:style-name="Tabelle3">
        <table:table-column table:style-name="Tabelle3.A"/>
        <table:table-row>
          <table:table-cell table:style-name="Tabelle3.A1" office:value-type="string">
            <table:table table:name="Tabelle17" table:style-name="Tabelle17">
              <table:table-column table:style-name="Tabelle17.A"/>
              <table:table-column table:style-name="Tabelle17.B"/>
              <table:table-header-rows>
                <table:table-row>
                  <table:table-cell table:style-name="Tabelle17.A1" office:value-type="string">
                    <text:p text:style-name="Table_20_Heading">ID</text:p>
                  </table:table-cell>
                  <table:table-cell table:style-name="Tabelle17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17.A2" office:value-type="string">
                  <text:p text:style-name="Table_20_Contents">8</text:p>
                </table:table-cell>
                <table:table-cell table:style-name="Tabelle17.B2" office:value-type="string">
                  <text:p text:style-name="Table_20_Contents">Inhaltliche Verbesserung des Fragenkatalogs nach Feedbaks (vom Kunde)</text:p>
                </table:table-cell>
              </table:table-row>
              <table:table-row>
                <table:table-cell table:style-name="Tabelle17.A2" office:value-type="string">
                  <text:p text:style-name="Table_20_Contents">9</text:p>
                </table:table-cell>
                <table:table-cell table:style-name="Tabelle17.B2" office:value-type="string">
                  <text:p text:style-name="Table_20_Contents">Verbesserung der Formatierung</text:p>
                </table:table-cell>
              </table:table-row>
              <table:table-row>
                <table:table-cell table:style-name="Tabelle17.A2" office:value-type="string">
                  <text:p text:style-name="Table_20_Contents">10</text:p>
                </table:table-cell>
                <table:table-cell table:style-name="Tabelle17.B2" office:value-type="string">
                  <text:p text:style-name="Table_20_Contents">Verbessern der ungenügenden Fragen</text:p>
                </table:table-cell>
              </table:table-row>
              <table:table-row>
                <table:table-cell table:style-name="Tabelle17.A2" office:value-type="string">
                  <text:p text:style-name="Table_20_Contents">11</text:p>
                </table:table-cell>
                <table:table-cell table:style-name="Tabelle17.B2" office:value-type="string">
                  <text:p text:style-name="Table_20_Contents">Entfernen der ungenügenden Fragen</text:p>
                </table:table-cell>
              </table:table-row>
              <table:table-row>
                <table:table-cell table:style-name="Tabelle17.A2" office:value-type="string">
                  <text:p text:style-name="Table_20_Contents">12</text:p>
                </table:table-cell>
                <table:table-cell table:style-name="Tabelle17.B2" office:value-type="string">
                  <text:p text:style-name="Table_20_Contents">Anlegen der Umfrage im Lime-Survey Umfrageprogramm</text:p>
                </table:table-cell>
              </table:table-row>
              <table:table-row>
                <table:table-cell table:style-name="Tabelle17.A2" office:value-type="string">
                  <text:p text:style-name="Table_20_Contents">13</text:p>
                </table:table-cell>
                <table:table-cell table:style-name="Tabelle17.B2" office:value-type="string">
                  <text:p text:style-name="Table_20_Contents">Versenden der Umfrage und Zwischenkontrolle</text:p>
                </table:table-cell>
              </table:table-row>
              <table:table-row>
                <table:table-cell table:style-name="Tabelle17.A2" office:value-type="string">
                  <text:p text:style-name="Table_20_Contents">14</text:p>
                </table:table-cell>
                <table:table-cell table:style-name="Tabelle17.B2" office:value-type="string">
                  <text:p text:style-name="Table_20_Contents">Auswertung der Ergebnisse</text:p>
                </table:table-cell>
              </table:table-row>
              <table:table-row>
                <table:table-cell table:style-name="Tabelle17.A2" office:value-type="string">
                  <text:p text:style-name="Table_20_Contents">15</text:p>
                </table:table-cell>
                <table:table-cell table:style-name="Tabelle17.B2" office:value-type="string">
                  <text:p text:style-name="Table_20_Contents">Modellierung der Ergebnisse</text:p>
                </table:table-cell>
              </table:table-row>
              <table:table-row>
                <table:table-cell table:style-name="Tabelle17.A2" office:value-type="string">
                  <text:p text:style-name="Table_20_Contents">16</text:p>
                </table:table-cell>
                <table:table-cell table:style-name="Tabelle17.B2" office:value-type="string">
                  <text:p text:style-name="Table_20_Contents">Interpretation der Auswertung</text:p>
                </table:table-cell>
              </table:table-row>
              <table:table-row>
                <table:table-cell table:style-name="Tabelle17.A2" office:value-type="string">
                  <text:p text:style-name="Table_20_Contents">17</text:p>
                </table:table-cell>
                <table:table-cell table:style-name="Tabelle17.B2" office:value-type="string">
                  <text:p text:style-name="Table_20_Contents">Prüfung der Umsetzbarkeit</text:p>
                </table:table-cell>
              </table:table-row>
              <table:table-row>
                <table:table-cell table:style-name="Tabelle17.A2" office:value-type="string">
                  <text:p text:style-name="Table_20_Contents">18</text:p>
                </table:table-cell>
                <table:table-cell table:style-name="Tabelle17.B2" office:value-type="string">
                  <text:p text:style-name="Table_20_Contents">Formulierung der Anforderungen</text:p>
                </table:table-cell>
              </table:table-row>
              <table:table-row>
                <table:table-cell table:style-name="Tabelle17.A2" office:value-type="string">
                  <text:p text:style-name="Table_20_Contents">19</text:p>
                </table:table-cell>
                <table:table-cell table:style-name="Tabelle17.B2" office:value-type="string">
                  <text:p text:style-name="Table_20_Contents">Modellierung der Anforderungen</text:p>
                </table:table-cell>
              </table:table-row>
              <table:table-row>
                <table:table-cell table:style-name="Tabelle17.A2" office:value-type="string">
                  <text:p text:style-name="Table_20_Contents">20</text:p>
                </table:table-cell>
                <table:table-cell table:style-name="Tabelle17.B2" office:value-type="string">
                  <text:p text:style-name="Table_20_Contents">Aufteilung in Unteranforderungen</text:p>
                </table:table-cell>
              </table:table-row>
              <table:table-row>
                <table:table-cell table:style-name="Tabelle17.A2" office:value-type="string">
                  <text:p text:style-name="Table_20_Contents">21</text:p>
                </table:table-cell>
                <table:table-cell table:style-name="Tabelle17.B2" office:value-type="string">
                  <text:p text:style-name="Table_20_Contents">Überblick über die Möflichkeit der HSMoodle</text:p>
                </table:table-cell>
              </table:table-row>
              <table:table-row>
                <table:table-cell table:style-name="Tabelle17.A2" office:value-type="string">
                  <text:p text:style-name="Table_20_Contents">22</text:p>
                </table:table-cell>
                <table:table-cell table:style-name="Tabelle17.B2" office:value-type="string">
                  <text:p text:style-name="Table_20_Contents">Samlung von Lösung des HSMoodle</text:p>
                </table:table-cell>
              </table:table-row>
              <table:table-row>
                <table:table-cell table:style-name="Tabelle17.A2" office:value-type="string">
                  <text:p text:style-name="Table_20_Contents">23</text:p>
                </table:table-cell>
                <table:table-cell table:style-name="Tabelle17.B2" office:value-type="string">
                  <text:p text:style-name="Table_20_Contents">Darstellung in URL-Diagramm</text:p>
                </table:table-cell>
              </table:table-row>
              <table:table-row>
                <table:table-cell table:style-name="Tabelle17.A2" office:value-type="string">
                  <text:p text:style-name="Table_20_Contents">24</text:p>
                </table:table-cell>
                <table:table-cell table:style-name="Tabelle17.B2" office:value-type="string">
                  <text:p text:style-name="Table_20_Contents">Prüfung der Lösung</text:p>
                </table:table-cell>
              </table:table-row>
              <table:table-row>
                <table:table-cell table:style-name="Tabelle17.A2" office:value-type="string">
                  <text:p text:style-name="Table_20_Contents">25</text:p>
                </table:table-cell>
                <table:table-cell table:style-name="Tabelle17.B2" office:value-type="string">
                  <text:p text:style-name="Table_20_Contents">Analyse der Lösung</text:p>
                </table:table-cell>
              </table:table-row>
              <table:table-row>
                <table:table-cell table:style-name="Tabelle17.A2" office:value-type="string">
                  <text:p text:style-name="Table_20_Contents">26</text:p>
                </table:table-cell>
                <table:table-cell table:style-name="Tabelle17.B2" office:value-type="string">
                  <text:p text:style-name="Table_20_Contents">Auswahl der besten Lösung</text:p>
                </table:table-cell>
              </table:table-row>
              <table:table-row>
                <table:table-cell table:style-name="Tabelle17.A2" office:value-type="string">
                  <text:p text:style-name="Table_20_Contents">27</text:p>
                </table:table-cell>
                <table:table-cell table:style-name="Tabelle17.B2" office:value-type="string">
                  <text:p text:style-name="Table_20_Contents">Erfassung der Schritte zur Umsetzung</text:p>
                </table:table-cell>
              </table:table-row>
              <table:table-row>
                <table:table-cell table:style-name="Tabelle17.A2" office:value-type="string">
                  <text:p text:style-name="Table_20_Contents">28</text:p>
                </table:table-cell>
                <table:table-cell table:style-name="Tabelle17.B2" office:value-type="string">
                  <text:p text:style-name="Table_20_Contents">Erweiterung jedes Schritte um Begründungen</text:p>
                </table:table-cell>
              </table:table-row>
              <table:table-row>
                <table:table-cell table:style-name="Tabelle17.A2" office:value-type="string">
                  <text:p text:style-name="Table_20_Contents">29</text:p>
                </table:table-cell>
                <table:table-cell table:style-name="Tabelle17.B2" office:value-type="string">
                  <text:p text:style-name="Table_20_Contents">Festlegung Reihenfolge der Schritte</text:p>
                </table:table-cell>
              </table:table-row>
              <table:table-row>
                <table:table-cell table:style-name="Tabelle17.A2" office:value-type="string">
                  <text:p text:style-name="Table_20_Contents">30</text:p>
                </table:table-cell>
                <table:table-cell table:style-name="Tabelle17.B2" office:value-type="string">
                  <text:p text:style-name="Table_20_Contents">Erweiterung um Screemshots</text:p>
                </table:table-cell>
              </table:table-row>
              <table:table-row>
                <table:table-cell table:style-name="Tabelle17.A2" office:value-type="string">
                  <text:p text:style-name="Table_20_Contents">31</text:p>
                </table:table-cell>
                <table:table-cell table:style-name="Tabelle17.B2" office:value-type="string">
                  <text:p text:style-name="Table_20_Contents">Erweiterung um Diagramme</text:p>
                </table:table-cell>
              </table:table-row>
              <table:table-row>
                <table:table-cell table:style-name="Tabelle17.A2" office:value-type="string">
                  <text:p text:style-name="Table_20_Contents">32</text:p>
                </table:table-cell>
                <table:table-cell table:style-name="Tabelle17.B2" office:value-type="string">
                  <text:p text:style-name="Table_20_Contents">Kontrollierung, Verbesserung</text:p>
                </table:table-cell>
              </table:table-row>
              <table:table-row>
                <table:table-cell table:style-name="Tabelle17.A2" office:value-type="string">
                  <text:p text:style-name="Table_20_Contents">33</text:p>
                </table:table-cell>
                <table:table-cell table:style-name="Tabelle17.B2" office:value-type="string">
                  <text:p text:style-name="Table_20_Contents">Sammlung themenspezifischer Materialien</text:p>
                </table:table-cell>
              </table:table-row>
              <table:table-row>
                <table:table-cell table:style-name="Tabelle17.A2" office:value-type="string">
                  <text:p text:style-name="Table_20_Contents">34</text:p>
                </table:table-cell>
                <table:table-cell table:style-name="Tabelle17.B2" office:value-type="string">
                  <text:p text:style-name="Table_20_Contents">Erarbeitung Präsentationkonzept</text:p>
                </table:table-cell>
              </table:table-row>
              <table:table-row>
                <table:table-cell table:style-name="Tabelle17.A2" office:value-type="string">
                  <text:p text:style-name="Table_20_Contents">35</text:p>
                </table:table-cell>
                <table:table-cell table:style-name="Tabelle17.B2" office:value-type="string">
                  <text:p text:style-name="Table_20_Contents">Erstellung der Poster</text:p>
                </table:table-cell>
              </table:table-row>
              <table:table-row>
                <table:table-cell table:style-name="Tabelle17.A2" office:value-type="string">
                  <text:p text:style-name="Table_20_Contents">36</text:p>
                </table:table-cell>
                <table:table-cell table:style-name="Tabelle17.B2" office:value-type="string">
                  <text:p text:style-name="Table_20_Contents">Standvorbereitung</text:p>
                </table:table-cell>
              </table:table-row>
              <table:table-row>
                <table:table-cell table:style-name="Tabelle17.A2" office:value-type="string">
                  <text:p text:style-name="Table_20_Contents">37</text:p>
                </table:table-cell>
                <table:table-cell table:style-name="Tabelle17.B2" office:value-type="string">
                  <text:p text:style-name="Table_20_Contents">Individuelle Vorbereitung</text:p>
                </table:table-cell>
              </table:table-row>
            </table:table>
            <text:p text:style-name="P2"/>
          </table:table-cell>
        </table:table-row>
      </table:table>
      <text:p text:style-name="P9"/>
      <text:h text:style-name="P37" text:outline-level="2">20160426_KW17_Product Backlog_KC.md</text:h>
      <table:table table:name="Tabelle4" table:style-name="Tabelle4">
        <table:table-column table:style-name="Tabelle4.A"/>
        <table:table-row>
          <table:table-cell table:style-name="Tabelle4.A1" office:value-type="string">
            <table:table table:name="Tabelle18" table:style-name="Tabelle18">
              <table:table-column table:style-name="Tabelle18.A"/>
              <table:table-column table:style-name="Tabelle18.B"/>
              <table:table-header-rows>
                <table:table-row>
                  <table:table-cell table:style-name="Tabelle18.A1" office:value-type="string">
                    <text:p text:style-name="Table_20_Heading">ID</text:p>
                  </table:table-cell>
                  <table:table-cell table:style-name="Tabelle18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18.A2" office:value-type="string">
                  <text:p text:style-name="Table_20_Contents">13</text:p>
                </table:table-cell>
                <table:table-cell table:style-name="Tabelle18.B2" office:value-type="string">
                  <text:p text:style-name="Table_20_Contents">Zwischenkontrolle</text:p>
                </table:table-cell>
              </table:table-row>
              <table:table-row>
                <table:table-cell table:style-name="Tabelle18.A2" office:value-type="string">
                  <text:p text:style-name="Table_20_Contents">14</text:p>
                </table:table-cell>
                <table:table-cell table:style-name="Tabelle18.B2" office:value-type="string">
                  <text:p text:style-name="Table_20_Contents">Vorbereitung</text:p>
                </table:table-cell>
              </table:table-row>
              <table:table-row>
                <table:table-cell table:style-name="Tabelle18.A2" office:value-type="string">
                  <text:p text:style-name="Table_20_Contents">15</text:p>
                </table:table-cell>
                <table:table-cell table:style-name="Tabelle18.B2" office:value-type="string">
                  <text:p text:style-name="Table_20_Contents">Versenden der Umfrege und Zwischenkontrolle</text:p>
                </table:table-cell>
              </table:table-row>
              <table:table-row>
                <table:table-cell table:style-name="Tabelle18.A2" office:value-type="string">
                  <text:p text:style-name="Table_20_Contents">16</text:p>
                </table:table-cell>
                <table:table-cell table:style-name="Tabelle18.B2" office:value-type="string">
                  <text:p text:style-name="Table_20_Contents">Auswertung der Ergebnisse</text:p>
                </table:table-cell>
              </table:table-row>
              <table:table-row>
                <table:table-cell table:style-name="Tabelle18.A2" office:value-type="string">
                  <text:p text:style-name="Table_20_Contents">17</text:p>
                </table:table-cell>
                <table:table-cell table:style-name="Tabelle18.B2" office:value-type="string">
                  <text:p text:style-name="Table_20_Contents">Modellierung der Ergebnisse</text:p>
                </table:table-cell>
              </table:table-row>
              <table:table-row>
                <table:table-cell table:style-name="Tabelle18.A2" office:value-type="string">
                  <text:p text:style-name="Table_20_Contents">19</text:p>
                </table:table-cell>
                <table:table-cell table:style-name="Tabelle18.B2" office:value-type="string">
                  <text:p text:style-name="Table_20_Contents">Interpretation der Auswertung</text:p>
                </table:table-cell>
              </table:table-row>
              <table:table-row>
                <table:table-cell table:style-name="Tabelle18.A2" office:value-type="string">
                  <text:p text:style-name="Table_20_Contents">20</text:p>
                </table:table-cell>
                <table:table-cell table:style-name="Tabelle18.B2" office:value-type="string">
                  <text:p text:style-name="Table_20_Contents">Prüfung der Umsetzbarkeit</text:p>
                </table:table-cell>
              </table:table-row>
              <table:table-row>
                <table:table-cell table:style-name="Tabelle18.A2" office:value-type="string">
                  <text:p text:style-name="Table_20_Contents">21</text:p>
                </table:table-cell>
                <table:table-cell table:style-name="Tabelle18.B2" office:value-type="string">
                  <text:p text:style-name="Table_20_Contents">Formulierung der Anforderungen</text:p>
                </table:table-cell>
              </table:table-row>
              <table:table-row>
                <table:table-cell table:style-name="Tabelle18.A2" office:value-type="string">
                  <text:p text:style-name="Table_20_Contents">22</text:p>
                </table:table-cell>
                <table:table-cell table:style-name="Tabelle18.B2" office:value-type="string">
                  <text:p text:style-name="Table_20_Contents">Modellierung der Anforderungen</text:p>
                </table:table-cell>
              </table:table-row>
              <table:table-row>
                <table:table-cell table:style-name="Tabelle18.A2" office:value-type="string">
                  <text:p text:style-name="Table_20_Contents">23</text:p>
                </table:table-cell>
                <table:table-cell table:style-name="Tabelle18.B2" office:value-type="string">
                  <text:p text:style-name="Table_20_Contents">Aufteilung in Unteranforderungen</text:p>
                </table:table-cell>
              </table:table-row>
              <table:table-row>
                <table:table-cell table:style-name="Tabelle18.A2" office:value-type="string">
                  <text:p text:style-name="Table_20_Contents">24</text:p>
                </table:table-cell>
                <table:table-cell table:style-name="Tabelle18.B2" office:value-type="string">
                  <text:p text:style-name="Table_20_Contents">Überblick über die Möflichkeit der HSMoodle</text:p>
                </table:table-cell>
              </table:table-row>
              <table:table-row>
                <table:table-cell table:style-name="Tabelle18.A2" office:value-type="string">
                  <text:p text:style-name="Table_20_Contents">25</text:p>
                </table:table-cell>
                <table:table-cell table:style-name="Tabelle18.B2" office:value-type="string">
                  <text:p text:style-name="Table_20_Contents">Samlung von Lösung des HSMoodle</text:p>
                </table:table-cell>
              </table:table-row>
              <table:table-row>
                <table:table-cell table:style-name="Tabelle18.A2" office:value-type="string">
                  <text:p text:style-name="Table_20_Contents">26</text:p>
                </table:table-cell>
                <table:table-cell table:style-name="Tabelle18.B2" office:value-type="string">
                  <text:p text:style-name="Table_20_Contents">Darstellung in URL-Diagramm</text:p>
                </table:table-cell>
              </table:table-row>
              <table:table-row>
                <table:table-cell table:style-name="Tabelle18.A2" office:value-type="string">
                  <text:p text:style-name="Table_20_Contents">27</text:p>
                </table:table-cell>
                <table:table-cell table:style-name="Tabelle18.B2" office:value-type="string">
                  <text:p text:style-name="Table_20_Contents">Prüfung der Lösung</text:p>
                </table:table-cell>
              </table:table-row>
              <table:table-row>
                <table:table-cell table:style-name="Tabelle18.A2" office:value-type="string">
                  <text:p text:style-name="Table_20_Contents">28</text:p>
                </table:table-cell>
                <table:table-cell table:style-name="Tabelle18.B2" office:value-type="string">
                  <text:p text:style-name="Table_20_Contents">Analyse der Lösung</text:p>
                </table:table-cell>
              </table:table-row>
              <table:table-row>
                <table:table-cell table:style-name="Tabelle18.A2" office:value-type="string">
                  <text:p text:style-name="Table_20_Contents">29</text:p>
                </table:table-cell>
                <table:table-cell table:style-name="Tabelle18.B2" office:value-type="string">
                  <text:p text:style-name="Table_20_Contents">Auswahl der besten Lösung</text:p>
                </table:table-cell>
              </table:table-row>
              <table:table-row>
                <table:table-cell table:style-name="Tabelle18.A2" office:value-type="string">
                  <text:p text:style-name="Table_20_Contents">30</text:p>
                </table:table-cell>
                <table:table-cell table:style-name="Tabelle18.B2" office:value-type="string">
                  <text:p text:style-name="Table_20_Contents">Erfassung der Schritte zur Umsetzung</text:p>
                </table:table-cell>
              </table:table-row>
              <table:table-row>
                <table:table-cell table:style-name="Tabelle18.A2" office:value-type="string">
                  <text:p text:style-name="Table_20_Contents">31</text:p>
                </table:table-cell>
                <table:table-cell table:style-name="Tabelle18.B2" office:value-type="string">
                  <text:p text:style-name="Table_20_Contents">Erweiterung jedes Schritte um Begründungen</text:p>
                </table:table-cell>
              </table:table-row>
              <table:table-row>
                <table:table-cell table:style-name="Tabelle18.A2" office:value-type="string">
                  <text:p text:style-name="Table_20_Contents">32</text:p>
                </table:table-cell>
                <table:table-cell table:style-name="Tabelle18.B2" office:value-type="string">
                  <text:p text:style-name="Table_20_Contents">Festlegung Reihenfolge der Schritte</text:p>
                </table:table-cell>
              </table:table-row>
              <table:table-row>
                <table:table-cell table:style-name="Tabelle18.A2" office:value-type="string">
                  <text:p text:style-name="Table_20_Contents">33</text:p>
                </table:table-cell>
                <table:table-cell table:style-name="Tabelle18.B2" office:value-type="string">
                  <text:p text:style-name="Table_20_Contents">Erweiterung um Screemshots</text:p>
                </table:table-cell>
              </table:table-row>
              <table:table-row>
                <table:table-cell table:style-name="Tabelle18.A2" office:value-type="string">
                  <text:p text:style-name="Table_20_Contents">34</text:p>
                </table:table-cell>
                <table:table-cell table:style-name="Tabelle18.B2" office:value-type="string">
                  <text:p text:style-name="Table_20_Contents">Erweiterung um Diagramme</text:p>
                </table:table-cell>
              </table:table-row>
              <table:table-row>
                <table:table-cell table:style-name="Tabelle18.A2" office:value-type="string">
                  <text:p text:style-name="Table_20_Contents">35</text:p>
                </table:table-cell>
                <table:table-cell table:style-name="Tabelle18.B2" office:value-type="string">
                  <text:p text:style-name="Table_20_Contents">Kontrollierung, Verbesserung</text:p>
                </table:table-cell>
              </table:table-row>
              <table:table-row>
                <table:table-cell table:style-name="Tabelle18.A2" office:value-type="string">
                  <text:p text:style-name="Table_20_Contents">36</text:p>
                </table:table-cell>
                <table:table-cell table:style-name="Tabelle18.B2" office:value-type="string">
                  <text:p text:style-name="Table_20_Contents">Sammlung themenspezifischer Materialien</text:p>
                </table:table-cell>
              </table:table-row>
              <table:table-row>
                <table:table-cell table:style-name="Tabelle18.A2" office:value-type="string">
                  <text:p text:style-name="Table_20_Contents">37</text:p>
                </table:table-cell>
                <table:table-cell table:style-name="Tabelle18.B2" office:value-type="string">
                  <text:p text:style-name="Table_20_Contents">Erarbeitung Präsentationkonzept</text:p>
                </table:table-cell>
              </table:table-row>
              <table:table-row>
                <table:table-cell table:style-name="Tabelle18.A2" office:value-type="string">
                  <text:p text:style-name="Table_20_Contents">38</text:p>
                </table:table-cell>
                <table:table-cell table:style-name="Tabelle18.B2" office:value-type="string">
                  <text:p text:style-name="Table_20_Contents">Erstellung der Poster</text:p>
                </table:table-cell>
              </table:table-row>
              <table:table-row>
                <table:table-cell table:style-name="Tabelle18.A2" office:value-type="string">
                  <text:p text:style-name="Table_20_Contents">39</text:p>
                </table:table-cell>
                <table:table-cell table:style-name="Tabelle18.B2" office:value-type="string">
                  <text:p text:style-name="Table_20_Contents">Standvorbereitung</text:p>
                </table:table-cell>
              </table:table-row>
              <table:table-row>
                <table:table-cell table:style-name="Tabelle18.A2" office:value-type="string">
                  <text:p text:style-name="Table_20_Contents">40</text:p>
                </table:table-cell>
                <table:table-cell table:style-name="Tabelle18.B2" office:value-type="string">
                  <text:p text:style-name="Table_20_Contents">Individuelle Vorbereitung</text:p>
                </table:table-cell>
              </table:table-row>
            </table:table>
            <text:p text:style-name="P2"/>
          </table:table-cell>
        </table:table-row>
      </table:table>
      <text:p text:style-name="P9"/>
      <text:h text:style-name="P34" text:outline-level="1">2. Product Increment</text:h>
      <text:h text:style-name="P36" text:outline-level="2">20160405_KW14_Product Increment_KC.md</text:h>
      <table:table table:name="Tabelle5" table:style-name="Tabelle5">
        <table:table-column table:style-name="Tabelle5.A"/>
        <table:table-row>
          <table:table-cell table:style-name="Tabelle5.A1" office:value-type="string">
            <table:table table:name="Tabelle19" table:style-name="Tabelle19">
              <table:table-column table:style-name="Tabelle19.A"/>
              <table:table-column table:style-name="Tabelle19.B"/>
              <table:table-header-rows>
                <table:table-row>
                  <table:table-cell table:style-name="Tabelle19.A1" office:value-type="string">
                    <text:p text:style-name="Table_20_Heading">ID</text:p>
                  </table:table-cell>
                  <table:table-cell table:style-name="Tabelle19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19.A2" office:value-type="string">
                  <text:p text:style-name="Table_20_Contents">1</text:p>
                </table:table-cell>
                <table:table-cell table:style-name="Tabelle19.B2" office:value-type="string">
                  <text:p text:style-name="Table_20_Contents">Ausarbeitung der Zieldefinition</text:p>
                </table:table-cell>
              </table:table-row>
              <table:table-row>
                <table:table-cell table:style-name="Tabelle19.A2" office:value-type="string">
                  <text:p text:style-name="Table_20_Contents">2</text:p>
                </table:table-cell>
                <table:table-cell table:style-name="Tabelle19.B2" office:value-type="string">
                  <text:p text:style-name="Table_20_Contents">Erstellung Zeitplan</text:p>
                </table:table-cell>
              </table:table-row>
              <table:table-row>
                <table:table-cell table:style-name="Tabelle19.A2" office:value-type="string">
                  <text:p text:style-name="Table_20_Contents">3</text:p>
                </table:table-cell>
                <table:table-cell table:style-name="Tabelle19.B2" office:value-type="string">
                  <text:p text:style-name="Table_20_Contents">Erstellung Pflichtenheft</text:p>
                </table:table-cell>
              </table:table-row>
              <table:table-row>
                <table:table-cell table:style-name="Tabelle19.A2" office:value-type="string">
                  <text:p text:style-name="Table_20_Contents">4</text:p>
                </table:table-cell>
                <table:table-cell table:style-name="Tabelle19.B2" office:value-type="string">
                  <text:p text:style-name="Table_20_Contents">Recherche zu erfolgreicher Kommunikation</text:p>
                </table:table-cell>
              </table:table-row>
              <table:table-row>
                <table:table-cell table:style-name="Tabelle19.A2" office:value-type="string">
                  <text:p text:style-name="Table_20_Contents">5</text:p>
                </table:table-cell>
                <table:table-cell table:style-name="Tabelle19.B2" office:value-type="string">
                  <text:p text:style-name="Table_20_Contents">Sammeln themenspezifischer Fragen zur Erfassung der Problematik eines LMS</text:p>
                </table:table-cell>
              </table:table-row>
            </table:table>
            <text:p text:style-name="P2"/>
          </table:table-cell>
        </table:table-row>
      </table:table>
      <text:p text:style-name="P26"/>
      <text:h text:style-name="P36" text:outline-level="2">20160412_KW15_Product Increment_KC.md</text:h>
      <table:table table:name="Tabelle6" table:style-name="Tabelle6">
        <table:table-column table:style-name="Tabelle6.A"/>
        <table:table-row>
          <table:table-cell table:style-name="Tabelle6.A1" office:value-type="string">
            <table:table table:name="Tabelle20" table:style-name="Tabelle20">
              <table:table-column table:style-name="Tabelle20.A"/>
              <table:table-column table:style-name="Tabelle20.B"/>
              <table:table-header-rows>
                <table:table-row>
                  <table:table-cell table:style-name="Tabelle20.A1" office:value-type="string">
                    <text:p text:style-name="Table_20_Heading">ID</text:p>
                  </table:table-cell>
                  <table:table-cell table:style-name="Tabelle20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20.A2" office:value-type="string">
                  <text:p text:style-name="Table_20_Contents">1</text:p>
                </table:table-cell>
                <table:table-cell table:style-name="Tabelle20.B2" office:value-type="string">
                  <text:p text:style-name="Table_20_Contents">Ausarbeitung der Zieldefinition</text:p>
                </table:table-cell>
              </table:table-row>
              <table:table-row>
                <table:table-cell table:style-name="Tabelle20.A2" office:value-type="string">
                  <text:p text:style-name="Table_20_Contents">2</text:p>
                </table:table-cell>
                <table:table-cell table:style-name="Tabelle20.B2" office:value-type="string">
                  <text:p text:style-name="Table_20_Contents">Erstellung Zeitplan</text:p>
                </table:table-cell>
              </table:table-row>
              <table:table-row>
                <table:table-cell table:style-name="Tabelle20.A2" office:value-type="string">
                  <text:p text:style-name="Table_20_Contents">3</text:p>
                </table:table-cell>
                <table:table-cell table:style-name="Tabelle20.B2" office:value-type="string">
                  <text:p text:style-name="Table_20_Contents">Erstellung Pflichtenheft</text:p>
                </table:table-cell>
              </table:table-row>
              <table:table-row>
                <table:table-cell table:style-name="Tabelle20.A2" office:value-type="string">
                  <text:p text:style-name="Table_20_Contents">4</text:p>
                </table:table-cell>
                <table:table-cell table:style-name="Tabelle20.B2" office:value-type="string">
                  <text:p text:style-name="Table_20_Contents">Recherche zu erfolgreicher Kommunikation</text:p>
                </table:table-cell>
              </table:table-row>
              <table:table-row>
                <table:table-cell table:style-name="Tabelle20.A2" office:value-type="string">
                  <text:p text:style-name="Table_20_Contents">5</text:p>
                </table:table-cell>
                <table:table-cell table:style-name="Tabelle20.B2" office:value-type="string">
                  <text:p text:style-name="Table_20_Contents">Sammeln themenspezifischer Fragen zur Erfassung der Problematik eines LMS</text:p>
                </table:table-cell>
              </table:table-row>
              <table:table-row>
                <table:table-cell table:style-name="Tabelle20.A2" office:value-type="string">
                  <text:p text:style-name="Table_20_Contents">6</text:p>
                </table:table-cell>
                <table:table-cell table:style-name="Tabelle20.B2" office:value-type="string">
                  <text:p text:style-name="Table_20_Contents">Sammeln von Fragen</text:p>
                </table:table-cell>
              </table:table-row>
              <table:table-row>
                <table:table-cell table:style-name="Tabelle20.A2" office:value-type="string">
                  <text:p text:style-name="Table_20_Contents">7</text:p>
                </table:table-cell>
                <table:table-cell table:style-name="Tabelle20.B2" office:value-type="string">
                  <text:p text:style-name="Table_20_Contents">Filtern ungenügender Fragen</text:p>
                </table:table-cell>
              </table:table-row>
            </table:table>
            <text:p text:style-name="P2"/>
          </table:table-cell>
        </table:table-row>
      </table:table>
      <text:p text:style-name="P27"/>
      <text:h text:style-name="P39" text:outline-level="2">20160419_KW16_Product Increment_KC.md</text:h>
      <table:table table:name="Tabelle7" table:style-name="Tabelle7">
        <table:table-column table:style-name="Tabelle7.A"/>
        <table:table-row>
          <table:table-cell table:style-name="Tabelle7.A1" office:value-type="string">
            <table:table table:name="Tabelle21" table:style-name="Tabelle21">
              <table:table-column table:style-name="Tabelle21.A"/>
              <table:table-column table:style-name="Tabelle21.B"/>
              <table:table-header-rows>
                <table:table-row>
                  <table:table-cell table:style-name="Tabelle21.A1" office:value-type="string">
                    <text:p text:style-name="Table_20_Heading">ID</text:p>
                  </table:table-cell>
                  <table:table-cell table:style-name="Tabelle21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21.A2" office:value-type="string">
                  <text:p text:style-name="Table_20_Contents">1</text:p>
                </table:table-cell>
                <table:table-cell table:style-name="Tabelle21.B2" office:value-type="string">
                  <text:p text:style-name="Table_20_Contents">Ausarbeitung der Zieldefinition</text:p>
                </table:table-cell>
              </table:table-row>
              <table:table-row>
                <table:table-cell table:style-name="Tabelle21.A2" office:value-type="string">
                  <text:p text:style-name="Table_20_Contents">2</text:p>
                </table:table-cell>
                <table:table-cell table:style-name="Tabelle21.B2" office:value-type="string">
                  <text:p text:style-name="Table_20_Contents">Erstellung Zeitplan</text:p>
                </table:table-cell>
              </table:table-row>
              <table:table-row>
                <table:table-cell table:style-name="Tabelle21.A2" office:value-type="string">
                  <text:p text:style-name="Table_20_Contents">3</text:p>
                </table:table-cell>
                <table:table-cell table:style-name="Tabelle21.B2" office:value-type="string">
                  <text:p text:style-name="Table_20_Contents">Erstellung Pflichtenheft</text:p>
                </table:table-cell>
              </table:table-row>
              <table:table-row>
                <table:table-cell table:style-name="Tabelle21.A2" office:value-type="string">
                  <text:p text:style-name="Table_20_Contents">4</text:p>
                </table:table-cell>
                <table:table-cell table:style-name="Tabelle21.B2" office:value-type="string">
                  <text:p text:style-name="Table_20_Contents">Recherche zu erfolgreicher Kommunikation</text:p>
                </table:table-cell>
              </table:table-row>
              <table:table-row>
                <table:table-cell table:style-name="Tabelle21.A2" office:value-type="string">
                  <text:p text:style-name="Table_20_Contents">5</text:p>
                </table:table-cell>
                <table:table-cell table:style-name="Tabelle21.B2" office:value-type="string">
                  <text:p text:style-name="Table_20_Contents">Sammeln themenspezifischer Fragen zur Erfassung der Problematik eines LMS</text:p>
                </table:table-cell>
              </table:table-row>
              <table:table-row>
                <table:table-cell table:style-name="Tabelle21.A2" office:value-type="string">
                  <text:p text:style-name="Table_20_Contents">6</text:p>
                </table:table-cell>
                <table:table-cell table:style-name="Tabelle21.B2" office:value-type="string">
                  <text:p text:style-name="Table_20_Contents">Sammeln von Fragen</text:p>
                </table:table-cell>
              </table:table-row>
              <table:table-row>
                <table:table-cell table:style-name="Tabelle21.A2" office:value-type="string">
                  <text:p text:style-name="Table_20_Contents">7</text:p>
                </table:table-cell>
                <table:table-cell table:style-name="Tabelle21.B2" office:value-type="string">
                  <text:p text:style-name="Table_20_Contents">Filtern ungenügender Fragen</text:p>
                </table:table-cell>
              </table:table-row>
            </table:table>
            <text:p text:style-name="P2"/>
          </table:table-cell>
        </table:table-row>
      </table:table>
      <text:p text:style-name="P27"/>
      <text:h text:style-name="P37" text:outline-level="2">20160426_KW17_Product Increment_KC.md</text:h>
      <table:table table:name="Tabelle8" table:style-name="Tabelle8">
        <table:table-column table:style-name="Tabelle8.A"/>
        <table:table-row>
          <table:table-cell table:style-name="Tabelle8.A1" office:value-type="string">
            <table:table table:name="Tabelle22" table:style-name="Tabelle22">
              <table:table-column table:style-name="Tabelle22.A"/>
              <table:table-column table:style-name="Tabelle22.B"/>
              <table:table-header-rows>
                <table:table-row>
                  <table:table-cell table:style-name="Tabelle22.A1" office:value-type="string">
                    <text:p text:style-name="Table_20_Heading">ID</text:p>
                  </table:table-cell>
                  <table:table-cell table:style-name="Tabelle22.B1" office:value-type="string">
                    <text:p text:style-name="Table_20_Heading">Beschreibung</text:p>
                  </table:table-cell>
                </table:table-row>
              </table:table-header-rows>
              <table:table-row>
                <table:table-cell table:style-name="Tabelle22.A2" office:value-type="string">
                  <text:p text:style-name="Table_20_Contents">1</text:p>
                </table:table-cell>
                <table:table-cell table:style-name="Tabelle22.B2" office:value-type="string">
                  <text:p text:style-name="Table_20_Contents">Ausarbeitung der Zieldefinition</text:p>
                </table:table-cell>
              </table:table-row>
              <table:table-row>
                <table:table-cell table:style-name="Tabelle22.A2" office:value-type="string">
                  <text:p text:style-name="Table_20_Contents">2</text:p>
                </table:table-cell>
                <table:table-cell table:style-name="Tabelle22.B2" office:value-type="string">
                  <text:p text:style-name="Table_20_Contents">Erstellung Zeitplan</text:p>
                </table:table-cell>
              </table:table-row>
              <table:table-row>
                <table:table-cell table:style-name="Tabelle22.A2" office:value-type="string">
                  <text:p text:style-name="Table_20_Contents">3</text:p>
                </table:table-cell>
                <table:table-cell table:style-name="Tabelle22.B2" office:value-type="string">
                  <text:p text:style-name="Table_20_Contents">Erstellung Pflichtenheft</text:p>
                </table:table-cell>
              </table:table-row>
              <table:table-row>
                <table:table-cell table:style-name="Tabelle22.A2" office:value-type="string">
                  <text:p text:style-name="Table_20_Contents">4</text:p>
                </table:table-cell>
                <table:table-cell table:style-name="Tabelle22.B2" office:value-type="string">
                  <text:p text:style-name="Table_20_Contents">Recherche zu erfolgreicher Kommunikation</text:p>
                </table:table-cell>
              </table:table-row>
              <table:table-row>
                <table:table-cell table:style-name="Tabelle22.A2" office:value-type="string">
                  <text:p text:style-name="Table_20_Contents">5</text:p>
                </table:table-cell>
                <table:table-cell table:style-name="Tabelle22.B2" office:value-type="string">
                  <text:p text:style-name="Table_20_Contents">Sammeln themenspezifischer Fragen zur Erfassung der Problematik eines LMS</text:p>
                </table:table-cell>
              </table:table-row>
              <table:table-row>
                <table:table-cell table:style-name="Tabelle22.A2" office:value-type="string">
                  <text:p text:style-name="Table_20_Contents">6</text:p>
                </table:table-cell>
                <table:table-cell table:style-name="Tabelle22.B2" office:value-type="string">
                  <text:p text:style-name="Table_20_Contents">Sammeln von Fragen</text:p>
                </table:table-cell>
              </table:table-row>
              <table:table-row>
                <table:table-cell table:style-name="Tabelle22.A2" office:value-type="string">
                  <text:p text:style-name="Table_20_Contents">7</text:p>
                </table:table-cell>
                <table:table-cell table:style-name="Tabelle22.B2" office:value-type="string">
                  <text:p text:style-name="Table_20_Contents">Filtern ungenügender Fragen</text:p>
                </table:table-cell>
              </table:table-row>
              <table:table-row>
                <table:table-cell table:style-name="Tabelle22.A2" office:value-type="string">
                  <text:p text:style-name="Table_20_Contents">8</text:p>
                </table:table-cell>
                <table:table-cell table:style-name="Tabelle22.B2" office:value-type="string">
                  <text:p text:style-name="Table_20_Contents">Inhaltliche Verbesserung des Fragenkatalogs nach Feedbaks (vom Kunde)</text:p>
                </table:table-cell>
              </table:table-row>
              <table:table-row>
                <table:table-cell table:style-name="Tabelle22.A2" office:value-type="string">
                  <text:p text:style-name="Table_20_Contents">9</text:p>
                </table:table-cell>
                <table:table-cell table:style-name="Tabelle22.B2" office:value-type="string">
                  <text:p text:style-name="Table_20_Contents">Verbesserung der Formatierung</text:p>
                </table:table-cell>
              </table:table-row>
              <table:table-row>
                <table:table-cell table:style-name="Tabelle22.A2" office:value-type="string">
                  <text:p text:style-name="Table_20_Contents">10</text:p>
                </table:table-cell>
                <table:table-cell table:style-name="Tabelle22.B2" office:value-type="string">
                  <text:p text:style-name="Table_20_Contents">Verbessern der ungenügenden Fragen</text:p>
                </table:table-cell>
              </table:table-row>
              <table:table-row>
                <table:table-cell table:style-name="Tabelle22.A2" office:value-type="string">
                  <text:p text:style-name="Table_20_Contents">11</text:p>
                </table:table-cell>
                <table:table-cell table:style-name="Tabelle22.B2" office:value-type="string">
                  <text:p text:style-name="Table_20_Contents">Entfernen der ungenügenden Fragen</text:p>
                </table:table-cell>
              </table:table-row>
              <table:table-row>
                <table:table-cell table:style-name="Tabelle22.A2" office:value-type="string">
                  <text:p text:style-name="Table_20_Contents">12</text:p>
                </table:table-cell>
                <table:table-cell table:style-name="Tabelle22.B2" office:value-type="string">
                  <text:p text:style-name="Table_20_Contents">Anlegen der Umfrage im Lime-Survey Umfrageprogramm</text:p>
                </table:table-cell>
              </table:table-row>
            </table:table>
            <text:p text:style-name="P2"/>
          </table:table-cell>
        </table:table-row>
      </table:table>
      <text:p text:style-name="P9"/>
      <text:h text:style-name="P34" text:outline-level="1">3. Sprint Backlog</text:h>
      <text:h text:style-name="P36" text:outline-level="2">20160405_Sprint Backlog_QS.md</text:h>
      <table:table table:name="Tabelle9" table:style-name="Tabelle9">
        <table:table-column table:style-name="Tabelle9.A"/>
        <table:table-row>
          <table:table-cell table:style-name="Tabelle9.A1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header-rows>
                <table:table-row>
                  <table:table-cell table:style-name="Tabelle23.A1" office:value-type="string">
                    <text:p text:style-name="Table_20_Heading">ID</text:p>
                  </table:table-cell>
                  <table:table-cell table:style-name="Tabelle23.A1" office:value-type="string">
                    <text:p text:style-name="Table_20_Heading">Beschreibung</text:p>
                  </table:table-cell>
                  <table:table-cell table:style-name="Tabelle23.C1" office:value-type="string">
                    <text:p text:style-name="P14">Kommentar</text:p>
                  </table:table-cell>
                </table:table-row>
              </table:table-header-rows>
              <table:table-row>
                <table:table-cell table:style-name="Tabelle23.A2" office:value-type="float" office:value="6">
                  <text:p text:style-name="Table_20_Contents">6</text:p>
                </table:table-cell>
                <table:table-cell table:style-name="Tabelle23.B2" office:value-type="string">
                  <text:p text:style-name="Table_20_Contents">Sammeln von Fragen</text:p>
                </table:table-cell>
                <table:table-cell table:style-name="Tabelle23.C2" office:value-type="string">
                  <text:p text:style-name="Table_20_Contents">-</text:p>
                </table:table-cell>
              </table:table-row>
              <table:table-row>
                <table:table-cell table:style-name="Tabelle23.A2" office:value-type="float" office:value="7">
                  <text:p text:style-name="Table_20_Contents">7</text:p>
                </table:table-cell>
                <table:table-cell table:style-name="Tabelle23.B3" office:value-type="string">
                  <text:p text:style-name="Table_20_Contents">Filtern ungenügender Fragen</text:p>
                </table:table-cell>
                <table:table-cell table:style-name="Tabelle23.C3" office:value-type="string">
                  <text:p text:style-name="Table_20_Contents">-</text:p>
                </table:table-cell>
              </table:table-row>
            </table:table>
            <text:p text:style-name="P2"/>
          </table:table-cell>
        </table:table-row>
      </table:table>
      <text:p text:style-name="Default"/>
      <text:h text:style-name="P36" text:outline-level="2">20160412_Sprint Backlog_QS_HJ.md</text:h>
      <table:table table:name="Tabelle10" table:style-name="Tabelle10">
        <table:table-column table:style-name="Tabelle10.A"/>
        <table:table-row>
          <table:table-cell table:style-name="Tabelle10.A1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header-rows>
                <table:table-row>
                  <table:table-cell table:style-name="Tabelle24.A1" office:value-type="string">
                    <text:p text:style-name="P14">ID</text:p>
                  </table:table-cell>
                  <table:table-cell table:style-name="Tabelle24.A1" office:value-type="string">
                    <text:p text:style-name="P14">Beschreibung</text:p>
                  </table:table-cell>
                  <table:table-cell table:style-name="Tabelle24.C1" office:value-type="string">
                    <text:p text:style-name="P14">Kommentar</text:p>
                  </table:table-cell>
                </table:table-row>
              </table:table-header-rows>
              <table:table-row>
                <table:table-cell table:style-name="Tabelle24.A2" office:value-type="string">
                  <text:p text:style-name="P10">8</text:p>
                </table:table-cell>
                <table:table-cell table:style-name="Tabelle24.A2" office:value-type="string">
                  <text:p text:style-name="P32">Inhaltliche Verbesserung des Fragenkatalogs nach Feedbaks (vom Kunde)</text:p>
                </table:table-cell>
                <table:table-cell table:style-name="Tabelle24.C2" office:value-type="string">
                  <text:p text:style-name="P10">Hausarbeit hinzufügen</text:p>
                </table:table-cell>
              </table:table-row>
              <table:table-row>
                <table:table-cell table:style-name="Tabelle24.A2" office:value-type="string">
                  <text:p text:style-name="P10">9</text:p>
                </table:table-cell>
                <table:table-cell table:style-name="Tabelle24.A2" office:value-type="string">
                  <text:p text:style-name="P32">Verbesserung der Formatierung</text:p>
                </table:table-cell>
                <table:table-cell table:style-name="Tabelle24.C2" office:value-type="string">
                  <text:p text:style-name="P3">-</text:p>
                </table:table-cell>
              </table:table-row>
            </table:table>
            <text:p text:style-name="P2"/>
          </table:table-cell>
        </table:table-row>
      </table:table>
      <text:p text:style-name="Default"/>
      <text:h text:style-name="P36" text:outline-level="2">20160419_Sprint Backlog_QS_HJ.md</text:h>
      <table:table table:name="Tabelle12" table:style-name="Tabelle12">
        <table:table-column table:style-name="Tabelle12.A"/>
        <table:table-row>
          <table:table-cell table:style-name="Tabelle12.A1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header-rows>
                <table:table-row>
                  <table:table-cell table:style-name="Tabelle26.A1" office:value-type="string">
                    <text:p text:style-name="P14">ID</text:p>
                  </table:table-cell>
                  <table:table-cell table:style-name="Tabelle26.A1" office:value-type="string">
                    <text:p text:style-name="P14">Beschreibung</text:p>
                  </table:table-cell>
                  <table:table-cell table:style-name="Tabelle26.C1" office:value-type="string">
                    <text:p text:style-name="P14">Kommentar</text:p>
                  </table:table-cell>
                </table:table-row>
              </table:table-header-rows>
              <table:table-row>
                <table:table-cell table:style-name="Tabelle26.A2" office:value-type="float" office:value="8">
                  <text:p text:style-name="P10">8</text:p>
                </table:table-cell>
                <table:table-cell table:style-name="Tabelle26.B2" office:value-type="string">
                  <text:p text:style-name="P10">Inhaltliche Verbesserung des Fragenkatalogs nach Feedbaks (vom Kunde)</text:p>
                </table:table-cell>
                <table:table-cell table:style-name="Tabelle26.C2" office:value-type="string">
                  <text:p text:style-name="P10">Hausarbeit</text:p>
                  <text:p text:style-name="P10">(Kunde im Meeting)</text:p>
                </table:table-cell>
              </table:table-row>
              <table:table-row>
                <table:table-cell table:style-name="Tabelle26.A2" office:value-type="float" office:value="9">
                  <text:p text:style-name="P10">9</text:p>
                </table:table-cell>
                <table:table-cell table:style-name="Tabelle26.B3" office:value-type="string">
                  <text:p text:style-name="P10">Verbesserung der Formatierung</text:p>
                </table:table-cell>
                <table:table-cell table:style-name="Tabelle26.C3" office:value-type="string">
                  <text:p text:style-name="P3">-</text:p>
                </table:table-cell>
              </table:table-row>
              <table:table-row>
                <table:table-cell table:style-name="Tabelle26.A2" office:value-type="float" office:value="10">
                  <text:p text:style-name="P10">10</text:p>
                </table:table-cell>
                <table:table-cell table:style-name="Tabelle26.B4" office:value-type="string">
                  <text:p text:style-name="P10">Verbessern der ungenügenden Fragen</text:p>
                </table:table-cell>
                <table:table-cell table:style-name="Tabelle26.C4" office:value-type="string">
                  <text:p text:style-name="P3">-</text:p>
                </table:table-cell>
              </table:table-row>
              <table:table-row>
                <table:table-cell table:style-name="Tabelle26.A2" office:value-type="float" office:value="11">
                  <text:p text:style-name="P10">11</text:p>
                </table:table-cell>
                <table:table-cell table:style-name="Tabelle26.B5" office:value-type="string">
                  <text:p text:style-name="P10">Entfernen der ungenügenden Fragen</text:p>
                </table:table-cell>
                <table:table-cell table:style-name="Tabelle26.C5" office:value-type="string">
                  <text:p text:style-name="P3">-</text:p>
                </table:table-cell>
              </table:table-row>
              <table:table-row>
                <table:table-cell table:style-name="Tabelle26.A2" office:value-type="float" office:value="12">
                  <text:p text:style-name="P10">12</text:p>
                </table:table-cell>
                <table:table-cell table:style-name="Tabelle26.B6" office:value-type="string">
                  <text:p text:style-name="P10">Anlegen der Umfrage im Lime-Survey Umfrageprogramm</text:p>
                </table:table-cell>
                <table:table-cell table:style-name="Tabelle26.C6" office:value-type="string">
                  <text:p text:style-name="P3">-</text:p>
                </table:table-cell>
              </table:table-row>
              <table:table-row>
                <table:table-cell table:style-name="Tabelle26.A2" office:value-type="float" office:value="13">
                  <text:p text:style-name="P10">13</text:p>
                </table:table-cell>
                <table:table-cell table:style-name="Tabelle26.B7" office:value-type="string">
                  <text:p text:style-name="P10">Versenden der Umfrage und Zwischenkontrolle</text:p>
                </table:table-cell>
                <table:table-cell table:style-name="Tabelle26.C7" office:value-type="string">
                  <text:p text:style-name="P3">-</text:p>
                </table:table-cell>
              </table:table-row>
            </table:table>
            <text:p text:style-name="P2"/>
          </table:table-cell>
        </table:table-row>
      </table:table>
      <text:p text:style-name="P26"/>
      <text:h text:style-name="P36" text:outline-level="2">20160426_Sprint Backlog_QS_HJ.md</text:h>
      <table:table table:name="Tabelle13" table:style-name="Tabelle13">
        <table:table-column table:style-name="Tabelle13.A"/>
        <table:table-row>
          <table:table-cell table:style-name="Tabelle13.A1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header-rows>
                <table:table-row>
                  <table:table-cell table:style-name="Tabelle27.A1" office:value-type="string">
                    <text:p text:style-name="P14">ID</text:p>
                  </table:table-cell>
                  <table:table-cell table:style-name="Tabelle27.A1" office:value-type="string">
                    <text:p text:style-name="P14">Beschreibung</text:p>
                  </table:table-cell>
                  <table:table-cell table:style-name="Tabelle27.C1" office:value-type="string">
                    <text:p text:style-name="P14">Kommentar</text:p>
                  </table:table-cell>
                </table:table-row>
              </table:table-header-rows>
              <table:table-row>
                <table:table-cell table:style-name="Tabelle27.A2" office:value-type="float" office:value="13">
                  <text:p text:style-name="P10">13</text:p>
                </table:table-cell>
                <table:table-cell table:style-name="Tabelle27.B2" office:value-type="string">
                  <text:p text:style-name="P10">Zwischenkontrolle</text:p>
                </table:table-cell>
                <table:table-cell table:style-name="Tabelle27.C2" office:value-type="string">
                  <text:p text:style-name="P3">-</text:p>
                </table:table-cell>
              </table:table-row>
              <table:table-row>
                <table:table-cell table:style-name="Tabelle27.A2" office:value-type="float" office:value="14">
                  <text:p text:style-name="P10">14</text:p>
                </table:table-cell>
                <table:table-cell table:style-name="Tabelle27.B3" office:value-type="string">
                  <text:p text:style-name="P10">Vorbereitung</text:p>
                </table:table-cell>
                <table:table-cell table:style-name="Tabelle27.C3" office:value-type="string">
                  <text:p text:style-name="P3">-</text:p>
                </table:table-cell>
              </table:table-row>
            </table:table>
            <text:p text:style-name="P2"/>
          </table:table-cell>
        </table:table-row>
      </table:table>
      <text:p text:style-name="Default"/>
      <text:h text:style-name="P34" text:outline-level="1">4. Scrum Master Log</text:h>
      <text:h text:style-name="P36" text:outline-level="2">20160407_Scrum Master Log_JT.md</text:h>
      <table:table table:name="Tabelle14" table:style-name="Tabelle14">
        <table:table-column table:style-name="Tabelle14.A"/>
        <table:table-row>
          <table:table-cell table:style-name="Tabelle14.A1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header-rows>
                <table:table-row>
                  <table:table-cell table:style-name="Tabelle28.A1" office:value-type="string">
                    <text:p text:style-name="P15">ID</text:p>
                  </table:table-cell>
                  <table:table-cell table:style-name="Tabelle28.A1" office:value-type="string">
                    <text:p text:style-name="P15">Task</text:p>
                  </table:table-cell>
                  <table:table-cell table:style-name="Tabelle28.C1" office:value-type="string">
                    <text:p text:style-name="P15">Erledigt</text:p>
                  </table:table-cell>
                </table:table-row>
              </table:table-header-rows>
              <table:table-row>
                <table:table-cell table:style-name="Tabelle28.A2" office:value-type="float" office:value="1">
                  <text:p text:style-name="P11">1</text:p>
                </table:table-cell>
                <table:table-cell table:style-name="Tabelle28.B2" office:value-type="string">
                  <text:p text:style-name="P40">Team wünscht sich eine Möglichkeit, die zu sammelnden Fragen direkt im Github Webinterface einzupflegen.</text:p>
                </table:table-cell>
                <table:table-cell table:style-name="Tabelle28.C2" office:value-type="string">
                  <text:p text:style-name="P4">Nein</text:p>
                </table:table-cell>
              </table:table-row>
            </table:table>
            <text:p text:style-name="P2"/>
          </table:table-cell>
        </table:table-row>
      </table:table>
      <text:p text:style-name="P26"/>
      <text:h text:style-name="P36" text:outline-level="2">20160414_Scrum Master Log_JT.md</text:h>
      <table:table table:name="Tabelle15" table:style-name="Tabelle15">
        <table:table-column table:style-name="Tabelle15.A"/>
        <table:table-row>
          <table:table-cell table:style-name="Tabelle15.A1" office:value-type="string">
            <table:table table:name="Tabelle29" table:style-name="Tabelle29">
              <table:table-column table:style-name="Tabelle29.A"/>
              <table:table-column table:style-name="Tabelle29.B"/>
              <table:table-column table:style-name="Tabelle29.C"/>
              <table:table-header-rows>
                <table:table-row>
                  <table:table-cell table:style-name="Tabelle29.A1" office:value-type="string">
                    <text:p text:style-name="P16">ID</text:p>
                  </table:table-cell>
                  <table:table-cell table:style-name="Tabelle29.A1" office:value-type="string">
                    <text:p text:style-name="P16">Task</text:p>
                  </table:table-cell>
                  <table:table-cell table:style-name="Tabelle29.C1" office:value-type="string">
                    <text:p text:style-name="P16">Erledigt</text:p>
                  </table:table-cell>
                </table:table-row>
              </table:table-header-rows>
              <table:table-row>
                <table:table-cell table:style-name="Tabelle29.A2" office:value-type="float" office:value="1">
                  <text:p text:style-name="P12">1</text:p>
                </table:table-cell>
                <table:table-cell table:style-name="Tabelle29.B2" office:value-type="string">
                  <text:p text:style-name="P40">Team wünscht sich eine Möglichkeit, die zu sammelnden Fragen direkt im Github Webinterface einzupflegen.</text:p>
                </table:table-cell>
                <table:table-cell table:style-name="Tabelle29.C2" office:value-type="string">
                  <text:p text:style-name="P5">Ja</text:p>
                </table:table-cell>
              </table:table-row>
              <table:table-row>
                <table:table-cell table:style-name="Tabelle29.A2" office:value-type="float" office:value="2">
                  <text:p text:style-name="P12">2</text:p>
                </table:table-cell>
                <table:table-cell table:style-name="Tabelle29.B3" office:value-type="string">
                  <text:p text:style-name="P40">Meetings mit Google Hangouts abhalten.</text:p>
                </table:table-cell>
                <table:table-cell table:style-name="Tabelle29.C3" office:value-type="string">
                  <text:p text:style-name="P5">Nein</text:p>
                </table:table-cell>
              </table:table-row>
            </table:table>
            <text:p text:style-name="P2"/>
          </table:table-cell>
        </table:table-row>
      </table:table>
      <text:p text:style-name="P26"/>
      <text:h text:style-name="P36" text:outline-level="2">20160420_Scrum Master Log_JT.md</text:h>
      <table:table table:name="Tabelle30" table:style-name="Tabelle30">
        <table:table-column table:style-name="Tabelle30.A"/>
        <table:table-row>
          <table:table-cell table:style-name="Tabelle30.A1" office:value-type="string">
            <table:table table:name="Tabelle31" table:style-name="Tabelle31">
              <table:table-column table:style-name="Tabelle31.A"/>
              <table:table-column table:style-name="Tabelle31.B"/>
              <table:table-column table:style-name="Tabelle31.C"/>
              <table:table-header-rows>
                <table:table-row>
                  <table:table-cell table:style-name="Tabelle31.A1" office:value-type="string">
                    <text:p text:style-name="P14">ID</text:p>
                  </table:table-cell>
                  <table:table-cell table:style-name="Tabelle31.A1" office:value-type="string">
                    <text:p text:style-name="P14">Task</text:p>
                  </table:table-cell>
                  <table:table-cell table:style-name="Tabelle31.C1" office:value-type="string">
                    <text:p text:style-name="P14">Erledigt</text:p>
                  </table:table-cell>
                </table:table-row>
              </table:table-header-rows>
              <table:table-row>
                <table:table-cell table:style-name="Tabelle31.A2" office:value-type="float" office:value="1">
                  <text:p text:style-name="P13">1</text:p>
                </table:table-cell>
                <table:table-cell table:style-name="Tabelle31.B2" office:value-type="string">
                  <text:p text:style-name="P40">Team wünscht sich eine Möglichkeit, die zu sammelnden Fragen direkt im Github Webinterface einzupflegen.</text:p>
                </table:table-cell>
                <table:table-cell table:style-name="Tabelle31.C2" office:value-type="string">
                  <text:p text:style-name="P6">Ja</text:p>
                </table:table-cell>
              </table:table-row>
              <table:table-row>
                <table:table-cell table:style-name="Tabelle31.A2" office:value-type="float" office:value="2">
                  <text:p text:style-name="P13">2</text:p>
                </table:table-cell>
                <table:table-cell table:style-name="Tabelle31.B3" office:value-type="string">
                  <text:p text:style-name="P40">Meetings mit Google Hangouts abhalten.</text:p>
                </table:table-cell>
                <table:table-cell table:style-name="Tabelle31.C3" office:value-type="string">
                  <text:p text:style-name="P6">Ja</text:p>
                </table:table-cell>
              </table:table-row>
              <table:table-row>
                <table:table-cell table:style-name="Tabelle31.A2" office:value-type="float" office:value="3">
                  <text:p text:style-name="P13">3</text:p>
                </table:table-cell>
                <table:table-cell table:style-name="Tabelle31.B4" office:value-type="string">
                  <text:p text:style-name="P40">Team wünscht sich eine Möglichkeit, MD-Dateien in PDFs umzuwandeln.</text:p>
                </table:table-cell>
                <table:table-cell table:style-name="Tabelle31.C4" office:value-type="string">
                  <text:p text:style-name="P6">Nein</text:p>
                </table:table-cell>
              </table:table-row>
            </table:table>
            <text:p text:style-name="P2"/>
          </table:table-cell>
        </table:table-row>
      </table:table>
      <text:p text:style-name="P26"/>
      <text:h text:style-name="P36" text:outline-level="2">20160426_Scrum Master Log_JT.md</text:h>
      <table:table table:name="Tabelle32" table:style-name="Tabelle32">
        <table:table-column table:style-name="Tabelle32.A"/>
        <table:table-row>
          <table:table-cell table:style-name="Tabelle32.A1" office:value-type="string"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header-rows>
                <table:table-row>
                  <table:table-cell table:style-name="Tabelle33.A1" office:value-type="string">
                    <text:p text:style-name="P14">ID</text:p>
                  </table:table-cell>
                  <table:table-cell table:style-name="Tabelle33.A1" office:value-type="string">
                    <text:p text:style-name="P14">Task</text:p>
                  </table:table-cell>
                  <table:table-cell table:style-name="Tabelle33.C1" office:value-type="string">
                    <text:p text:style-name="P14">Erledigt</text:p>
                  </table:table-cell>
                </table:table-row>
              </table:table-header-rows>
              <table:table-row>
                <table:table-cell table:style-name="Tabelle33.A2" office:value-type="float" office:value="1">
                  <text:p text:style-name="P13">1</text:p>
                </table:table-cell>
                <table:table-cell table:style-name="Tabelle33.B2" office:value-type="string">
                  <text:p text:style-name="P40">Team wünscht sich eine Möglichkeit, die zu sammelnden Fragen direkt im Github Webinterface einzupflegen.</text:p>
                </table:table-cell>
                <table:table-cell table:style-name="Tabelle33.C2" office:value-type="string">
                  <text:p text:style-name="P6">Ja</text:p>
                </table:table-cell>
              </table:table-row>
              <table:table-row>
                <table:table-cell table:style-name="Tabelle33.A2" office:value-type="float" office:value="2">
                  <text:p text:style-name="P13">2</text:p>
                </table:table-cell>
                <table:table-cell table:style-name="Tabelle33.B3" office:value-type="string">
                  <text:p text:style-name="P40">Meetings mit Google Hangouts abhalten.</text:p>
                </table:table-cell>
                <table:table-cell table:style-name="Tabelle33.C3" office:value-type="string">
                  <text:p text:style-name="P6">Ja</text:p>
                </table:table-cell>
              </table:table-row>
              <table:table-row>
                <table:table-cell table:style-name="Tabelle33.A2" office:value-type="float" office:value="3">
                  <text:p text:style-name="P13">3</text:p>
                </table:table-cell>
                <table:table-cell table:style-name="Tabelle33.B4" office:value-type="string">
                  <text:p text:style-name="P40">Team wünscht sich eine Möglichkeit, MD-Dateien in PDFs umzuwandeln.</text:p>
                </table:table-cell>
                <table:table-cell table:style-name="Tabelle33.C4" office:value-type="string">
                  <text:p text:style-name="P6">Ja</text:p>
                </table:table-cell>
              </table:table-row>
            </table:table>
            <text:p text:style-name="P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ahoma" svg:font-family="Tahoma, 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ahoma" fo:font-family="Tahoma, Tahoma" style:font-family-generic="swiss" fo:font-size="12pt" style:font-name-asian="Tahoma" style:font-family-asian="Tahoma, Tahoma" style:font-family-generic-asian="swiss" style:font-size-asian="12pt" style:font-name-complex="Tahoma" style:font-family-complex="Tahoma, Tahoma" style:font-family-generic-complex="swis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9</text:page-number> -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Jünemann</meta:initial-creator>
    <meta:creation-date>2016-05-01T22:48:49.14</meta:creation-date>
    <dc:date>2016-05-02T15:46:44.030000000</dc:date>
    <meta:editing-duration>PT3H38M23S</meta:editing-duration>
    <meta:editing-cycles>149</meta:editing-cycles>
    <meta:generator>LibreOffice/4.4.6.3$Windows_x86 LibreOffice_project/e8938fd3328e95dcf59dd64e7facd2c7d67c704d</meta:generator>
    <meta:document-statistic meta:table-count="32" meta:image-count="0" meta:object-count="0" meta:page-count="11" meta:paragraph-count="456" meta:word-count="1100" meta:character-count="8157" meta:non-whitespace-character-count="7466"/>
  </office:meta>
</office:document-meta>
</file>